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28.59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4.85mm"/>
    </style:style>
    <style:style style:name="co9" style:family="table-column">
      <style:table-column-properties fo:break-before="auto" style:column-width="36.76mm"/>
    </style:style>
    <style:style style:name="co10" style:family="table-column">
      <style:table-column-properties fo:break-before="auto" style:column-width="39.21mm"/>
    </style:style>
    <style:style style:name="co11" style:family="table-column">
      <style:table-column-properties fo:break-before="auto" style:column-width="34.57mm"/>
    </style:style>
    <style:style style:name="co12" style:family="table-column">
      <style:table-column-properties fo:break-before="auto" style:column-width="27.5mm"/>
    </style:style>
    <style:style style:name="co13" style:family="table-column">
      <style:table-column-properties fo:break-before="auto" style:column-width="28.31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34.11mm"/>
    </style:style>
    <style:style style:name="co16" style:family="table-column">
      <style:table-column-properties fo:break-before="auto" style:column-width="19.69mm"/>
    </style:style>
    <style:style style:name="co17" style:family="table-column">
      <style:table-column-properties fo:break-before="auto" style:column-width="25.95mm"/>
    </style:style>
    <style:style style:name="co18" style:family="table-column">
      <style:table-column-properties fo:break-before="auto" style:column-width="16.9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28.68mm"/>
    </style:style>
    <style:style style:name="co21" style:family="table-column">
      <style:table-column-properties fo:break-before="auto" style:column-width="23.78mm"/>
    </style:style>
    <style:style style:name="co22" style:family="table-column">
      <style:table-column-properties fo:break-before="auto" style:column-width="24.85mm"/>
    </style:style>
    <style:style style:name="co23" style:family="table-column">
      <style:table-column-properties fo:break-before="auto" style:column-width="2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9" style:family="table-cell" style:parent-style-name="Default" style:data-style-name="N113"/>
    <style:style style:name="ce10" style:family="table-cell" style:parent-style-name="Default" style:data-style-name="N113">
      <style:text-properties fo:font-weight="bold" style:font-weight-asian="bold" style:font-weight-complex="bold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otion Detec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Baseline read performance</text:p>
          </table:table-cell>
          <table:table-cell table:number-columns-repeated="4"/>
          <table:table-cell table:style-name="ce1" office:value-type="string" calcext:value-type="string">
            <text:p>Sheet</text:p>
          </table:table-cell>
          <table:table-cell table:style-name="ce7" office:value-type="string" calcext:value-type="string">
            <text:p>'manager-benchmark-results-x86_64-gtx1080'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Stride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1" office:value-type="string" calcext:value-type="string">
            <text:p># files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# frames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Seconds / frame</text:p>
          </table:table-cell>
          <table:table-cell table:number-columns-repeated="2"/>
          <table:table-cell table:style-name="ce1" office:value-type="string" calcext:value-type="string">
            <text:p>Start row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5]+1))" office:value-type="string" office:string-value="emptyroom1.mp4" calcext:value-type="string">
            <text:p>emptyroom1.mp4</text:p>
          </table:table-cell>
          <table:table-cell table:style-name="ce2" table:formula="of:=INDIRECT([.$G$1]&amp;&quot;.E&quot;&amp;([.$G5]+1))" office:value-type="float" office:value="284" calcext:value-type="float">
            <text:p>284</text:p>
          </table:table-cell>
          <table:table-cell table:style-name="ce5" table:formula="of:=INDIRECT([.$G$1]&amp;&quot;.F&quot;&amp;([.$G5]+1))" office:value-type="float" office:value="519.091" calcext:value-type="float">
            <text:p>519.091</text:p>
          </table:table-cell>
          <table:table-cell table:formula="of:=1/[.C5]" office:value-type="float" office:value="0.0019264444962444" calcext:value-type="float">
            <text:p>0.00192644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6]+1))" office:value-type="string" office:string-value="emptyroom2.mp4" calcext:value-type="string">
            <text:p>emptyroom2.mp4</text:p>
          </table:table-cell>
          <table:table-cell table:style-name="ce2" table:formula="of:=INDIRECT([.$G$1]&amp;&quot;.E&quot;&amp;([.$G6]+1))" office:value-type="float" office:value="284" calcext:value-type="float">
            <text:p>284</text:p>
          </table:table-cell>
          <table:table-cell table:style-name="ce5" table:formula="of:=INDIRECT([.$G$1]&amp;&quot;.F&quot;&amp;([.$G6]+1))" office:value-type="float" office:value="520.254" calcext:value-type="float">
            <text:p>520.254</text:p>
          </table:table-cell>
          <table:table-cell table:formula="of:=1/[.C6]" office:value-type="float" office:value="0.0019221380325764" calcext:value-type="float">
            <text:p>0.001922138</text:p>
          </table:table-cell>
          <table:table-cell table:number-columns-repeated="2"/>
          <table:table-cell table:formula="of:=[.G5]+[.$G$2]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7]+1))" office:value-type="string" office:string-value="lightingchange1.mp4" calcext:value-type="string">
            <text:p>lightingchange1.mp4</text:p>
          </table:table-cell>
          <table:table-cell table:style-name="ce2" table:formula="of:=INDIRECT([.$G$1]&amp;&quot;.E&quot;&amp;([.$G7]+1))" office:value-type="float" office:value="284" calcext:value-type="float">
            <text:p>284</text:p>
          </table:table-cell>
          <table:table-cell table:style-name="ce5" table:formula="of:=INDIRECT([.$G$1]&amp;&quot;.F&quot;&amp;([.$G7]+1))" office:value-type="float" office:value="518.064" calcext:value-type="float">
            <text:p>518.064</text:p>
          </table:table-cell>
          <table:table-cell table:formula="of:=1/[.C7]" office:value-type="float" office:value="0.00193026344235461" calcext:value-type="float">
            <text:p>0.0019302634</text:p>
          </table:table-cell>
          <table:table-cell table:number-columns-repeated="2"/>
          <table:table-cell table:formula="of:=[.G6]+[.$G$2]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8]+1))" office:value-type="string" office:string-value="lightingchange2.mp4" calcext:value-type="string">
            <text:p>lightingchange2.mp4</text:p>
          </table:table-cell>
          <table:table-cell table:style-name="ce2" table:formula="of:=INDIRECT([.$G$1]&amp;&quot;.E&quot;&amp;([.$G8]+1))" office:value-type="float" office:value="284" calcext:value-type="float">
            <text:p>284</text:p>
          </table:table-cell>
          <table:table-cell table:style-name="ce5" table:formula="of:=INDIRECT([.$G$1]&amp;&quot;.F&quot;&amp;([.$G8]+1))" office:value-type="float" office:value="519.065" calcext:value-type="float">
            <text:p>519.065</text:p>
          </table:table-cell>
          <table:table-cell table:formula="of:=1/[.C8]" office:value-type="float" office:value="0.00192654099197596" calcext:value-type="float">
            <text:p>0.001926541</text:p>
          </table:table-cell>
          <table:table-cell table:number-columns-repeated="2"/>
          <table:table-cell table:formula="of:=[.G7]+[.$G$2]"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9]+1))" office:value-type="string" office:string-value="movinghuman1.mp4" calcext:value-type="string">
            <text:p>movinghuman1.mp4</text:p>
          </table:table-cell>
          <table:table-cell table:style-name="ce2" table:formula="of:=INDIRECT([.$G$1]&amp;&quot;.E&quot;&amp;([.$G9]+1))" office:value-type="float" office:value="285" calcext:value-type="float">
            <text:p>285</text:p>
          </table:table-cell>
          <table:table-cell table:style-name="ce5" table:formula="of:=INDIRECT([.$G$1]&amp;&quot;.F&quot;&amp;([.$G9]+1))" office:value-type="float" office:value="525.972" calcext:value-type="float">
            <text:p>525.972</text:p>
          </table:table-cell>
          <table:table-cell table:formula="of:=1/[.C9]" office:value-type="float" office:value="0.00190124189120333" calcext:value-type="float">
            <text:p>0.0019012419</text:p>
          </table:table-cell>
          <table:table-cell table:number-columns-repeated="2"/>
          <table:table-cell table:formula="of:=[.G8]+[.$G$2]"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10]+1))" office:value-type="string" office:string-value="movinghuman2.mp4" calcext:value-type="string">
            <text:p>movinghuman2.mp4</text:p>
          </table:table-cell>
          <table:table-cell table:style-name="ce2" table:formula="of:=INDIRECT([.$G$1]&amp;&quot;.E&quot;&amp;([.$G10]+1))" office:value-type="float" office:value="285" calcext:value-type="float">
            <text:p>285</text:p>
          </table:table-cell>
          <table:table-cell table:style-name="ce5" table:formula="of:=INDIRECT([.$G$1]&amp;&quot;.F&quot;&amp;([.$G10]+1))" office:value-type="float" office:value="526.65" calcext:value-type="float">
            <text:p>526.65</text:p>
          </table:table-cell>
          <table:table-cell table:formula="of:=1/[.C10]" office:value-type="float" office:value="0.00189879426564132" calcext:value-type="float">
            <text:p>0.0018987943</text:p>
          </table:table-cell>
          <table:table-cell table:number-columns-repeated="2"/>
          <table:table-cell table:formula="of:=[.G9]+[.$G$2]"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11]+1))" office:value-type="string" office:string-value="movinghuman4.mp4" calcext:value-type="string">
            <text:p>movinghuman4.mp4</text:p>
          </table:table-cell>
          <table:table-cell table:style-name="ce2" table:formula="of:=INDIRECT([.$G$1]&amp;&quot;.E&quot;&amp;([.$G11]+1))" office:value-type="float" office:value="285" calcext:value-type="float">
            <text:p>285</text:p>
          </table:table-cell>
          <table:table-cell table:style-name="ce5" table:formula="of:=INDIRECT([.$G$1]&amp;&quot;.F&quot;&amp;([.$G11]+1))" office:value-type="float" office:value="531.885" calcext:value-type="float">
            <text:p>531.885</text:p>
          </table:table-cell>
          <table:table-cell table:formula="of:=1/[.C11]" office:value-type="float" office:value="0.0018801056619382" calcext:value-type="float">
            <text:p>0.0018801057</text:p>
          </table:table-cell>
          <table:table-cell table:number-columns-repeated="2"/>
          <table:table-cell table:formula="of:=[.G10]+[.$G$2]"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12]+1))" office:value-type="string" office:string-value="stillhuman1.mp4" calcext:value-type="string">
            <text:p>stillhuman1.mp4</text:p>
          </table:table-cell>
          <table:table-cell table:style-name="ce2" table:formula="of:=INDIRECT([.$G$1]&amp;&quot;.E&quot;&amp;([.$G12]+1))" office:value-type="float" office:value="284" calcext:value-type="float">
            <text:p>284</text:p>
          </table:table-cell>
          <table:table-cell table:style-name="ce5" table:formula="of:=INDIRECT([.$G$1]&amp;&quot;.F&quot;&amp;([.$G12]+1))" office:value-type="float" office:value="502.96" calcext:value-type="float">
            <text:p>502.96</text:p>
          </table:table-cell>
          <table:table-cell table:formula="of:=1/[.C12]" office:value-type="float" office:value="0.00198822968029267" calcext:value-type="float">
            <text:p>0.0019882297</text:p>
          </table:table-cell>
          <table:table-cell table:number-columns-repeated="2"/>
          <table:table-cell table:formula="of:=[.G11]+[.$G$2]"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13]+1))" office:value-type="string" office:string-value="street1.mp4" calcext:value-type="string">
            <text:p>street1.mp4</text:p>
          </table:table-cell>
          <table:table-cell table:style-name="ce2" table:formula="of:=INDIRECT([.$G$1]&amp;&quot;.E&quot;&amp;([.$G13]+1))" office:value-type="float" office:value="288" calcext:value-type="float">
            <text:p>288</text:p>
          </table:table-cell>
          <table:table-cell table:style-name="ce5" table:formula="of:=INDIRECT([.$G$1]&amp;&quot;.F&quot;&amp;([.$G13]+1))" office:value-type="float" office:value="473.018" calcext:value-type="float">
            <text:p>473.018</text:p>
          </table:table-cell>
          <table:table-cell table:formula="of:=1/[.C13]" office:value-type="float" office:value="0.00211408445344575" calcext:value-type="float">
            <text:p>0.0021140845</text:p>
          </table:table-cell>
          <table:table-cell table:number-columns-repeated="2"/>
          <table:table-cell table:formula="of:=[.G12]+[.$G$2]"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14]+1))" office:value-type="string" office:string-value="street2.mp4" calcext:value-type="string">
            <text:p>street2.mp4</text:p>
          </table:table-cell>
          <table:table-cell table:style-name="ce2" table:formula="of:=INDIRECT([.$G$1]&amp;&quot;.E&quot;&amp;([.$G14]+1))" office:value-type="float" office:value="288" calcext:value-type="float">
            <text:p>288</text:p>
          </table:table-cell>
          <table:table-cell table:style-name="ce5" table:formula="of:=INDIRECT([.$G$1]&amp;&quot;.F&quot;&amp;([.$G14]+1))" office:value-type="float" office:value="510.291" calcext:value-type="float">
            <text:p>510.291</text:p>
          </table:table-cell>
          <table:table-cell table:formula="of:=1/[.C14]" office:value-type="float" office:value="0.00195966615127447" calcext:value-type="float">
            <text:p>0.0019596662</text:p>
          </table:table-cell>
          <table:table-cell table:number-columns-repeated="2"/>
          <table:table-cell table:formula="of:=[.G13]+[.$G$2]"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15]+1))" office:value-type="string" office:string-value="street3.mp4" calcext:value-type="string">
            <text:p>street3.mp4</text:p>
          </table:table-cell>
          <table:table-cell table:style-name="ce2" table:formula="of:=INDIRECT([.$G$1]&amp;&quot;.E&quot;&amp;([.$G15]+1))" office:value-type="float" office:value="288" calcext:value-type="float">
            <text:p>288</text:p>
          </table:table-cell>
          <table:table-cell table:style-name="ce5" table:formula="of:=INDIRECT([.$G$1]&amp;&quot;.F&quot;&amp;([.$G15]+1))" office:value-type="float" office:value="481.156" calcext:value-type="float">
            <text:p>481.156</text:p>
          </table:table-cell>
          <table:table-cell table:formula="of:=1/[.C15]" office:value-type="float" office:value="0.0020783280266691" calcext:value-type="float">
            <text:p>0.002078328</text:p>
          </table:table-cell>
          <table:table-cell table:number-columns-repeated="2"/>
          <table:table-cell table:formula="of:=[.G14]+[.$G$2]"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16]+1))" office:value-type="string" office:string-value="street5.mp4" calcext:value-type="string">
            <text:p>street5.mp4</text:p>
          </table:table-cell>
          <table:table-cell table:style-name="ce2" table:formula="of:=INDIRECT([.$G$1]&amp;&quot;.E&quot;&amp;([.$G16]+1))" office:value-type="float" office:value="288" calcext:value-type="float">
            <text:p>288</text:p>
          </table:table-cell>
          <table:table-cell table:style-name="ce5" table:formula="of:=INDIRECT([.$G$1]&amp;&quot;.F&quot;&amp;([.$G16]+1))" office:value-type="float" office:value="488.032" calcext:value-type="float">
            <text:p>488.032</text:p>
          </table:table-cell>
          <table:table-cell table:formula="of:=1/[.C16]" office:value-type="float" office:value="0.00204904596419907" calcext:value-type="float">
            <text:p>0.002049046</text:p>
          </table:table-cell>
          <table:table-cell table:number-columns-repeated="2"/>
          <table:table-cell table:formula="of:=[.G15]+[.$G$2]"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17]+1))" office:value-type="string" office:string-value="multi-face.mov" calcext:value-type="string">
            <text:p>multi-face.mov</text:p>
          </table:table-cell>
          <table:table-cell table:style-name="ce2" table:formula="of:=INDIRECT([.$G$1]&amp;&quot;.E&quot;&amp;([.$G17]+1))" office:value-type="float" office:value="910" calcext:value-type="float">
            <text:p>910</text:p>
          </table:table-cell>
          <table:table-cell table:style-name="ce5" table:formula="of:=INDIRECT([.$G$1]&amp;&quot;.F&quot;&amp;([.$G17]+1))" office:value-type="float" office:value="318.242" calcext:value-type="float">
            <text:p>318.242</text:p>
          </table:table-cell>
          <table:table-cell table:formula="of:=1/[.C17]" office:value-type="float" office:value="0.00314226280629207" calcext:value-type="float">
            <text:p>0.0031422628</text:p>
          </table:table-cell>
          <table:table-cell table:number-columns-repeated="2"/>
          <table:table-cell table:formula="of:=[.G16]+[.$G$2]" office:value-type="float" office:value="434" calcext:value-type="float">
            <text:p>434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CONTOUR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Seconds / frame</text:p>
          </table:table-cell>
          <table:table-cell table:style-name="ce4" office:value-type="string" calcext:value-type="string">
            <text:p>Adjusted</text:p>
          </table:table-cell>
          <table:table-cell table:style-name="ce4" office:value-type="string" calcext:value-type="string">
            <text:p># motion frames</text:p>
          </table:table-cell>
          <table:table-cell table:number-columns-repeated="2"/>
          <table:table-cell table:style-name="ce1" office:value-type="string" calcext:value-type="string">
            <text:p>Method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Sensitivity</text:p>
          </table:table-cell>
        </table:table-row>
        <table:table-row table:style-name="ro1">
          <table:table-cell table:formula="of:=INDIRECT([.$G$1]&amp;&quot;.A&quot;&amp;([.$G5]+[.$B$20]))" office:value-type="string" office:string-value="emptyroom1.mp4" calcext:value-type="string">
            <text:p>emptyroom1.mp4</text:p>
          </table:table-cell>
          <table:table-cell/>
          <table:table-cell table:style-name="ce5" table:formula="of:=INDIRECT([.$G$1]&amp;&quot;.F&quot;&amp;([.$G5]+[.$B$20]))" office:value-type="float" office:value="66.6825" calcext:value-type="float">
            <text:p>66.6825</text:p>
          </table:table-cell>
          <table:table-cell table:formula="of:=1/[.C22]" office:value-type="float" office:value="0.0149964383458928" calcext:value-type="float">
            <text:p>0.0149964383</text:p>
          </table:table-cell>
          <table:table-cell table:formula="of:=[.D22]-[.D5]" office:value-type="float" office:value="0.0130699938496485" calcext:value-type="float">
            <text:p>0.0130699938</text:p>
          </table:table-cell>
          <table:table-cell table:formula="of:=INDIRECT([.$G$1]&amp;&quot;.G&quot;&amp;([.$G5]+[.$B$20]))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CONTOURS</text:p>
          </table:table-cell>
          <table:table-cell table:style-name="ce9" table:formula="of:=[.E36]" office:value-type="float" office:value="0.013657188652149" calcext:value-type="float">
            <text:p>0.0137</text:p>
          </table:table-cell>
          <table:table-cell table:style-name="ce11" table:formula="of:=[.F36]" office:value-type="float" office:value="81.6923076923077" calcext:value-type="float">
            <text:p>82</text:p>
          </table:table-cell>
        </table:table-row>
        <table:table-row table:style-name="ro1">
          <table:table-cell table:formula="of:=INDIRECT([.$G$1]&amp;&quot;.A&quot;&amp;([.$G6]+[.$B$20]))" office:value-type="string" office:string-value="emptyroom2.mp4" calcext:value-type="string">
            <text:p>emptyroom2.mp4</text:p>
          </table:table-cell>
          <table:table-cell/>
          <table:table-cell table:style-name="ce5" table:formula="of:=INDIRECT([.$G$1]&amp;&quot;.F&quot;&amp;([.$G6]+[.$B$20]))" office:value-type="float" office:value="66.2573" calcext:value-type="float">
            <text:p>66.2573</text:p>
          </table:table-cell>
          <table:table-cell table:formula="of:=1/[.C23]" office:value-type="float" office:value="0.0150926765805428" calcext:value-type="float">
            <text:p>0.0150926766</text:p>
          </table:table-cell>
          <table:table-cell table:formula="of:=[.D23]-[.D6]" office:value-type="float" office:value="0.0131705385479664" calcext:value-type="float">
            <text:p>0.0131705385</text:p>
          </table:table-cell>
          <table:table-cell table:formula="of:=INDIRECT([.$G$1]&amp;&quot;.G&quot;&amp;([.$G6]+[.$B$20]))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MSE</text:p>
          </table:table-cell>
          <table:table-cell table:style-name="ce10" table:formula="of:=[.E55]" office:value-type="float" office:value="0.0106853741508992" calcext:value-type="float">
            <text:p>0.0107</text:p>
          </table:table-cell>
          <table:table-cell table:style-name="ce12" table:formula="of:=[.F55]" office:value-type="float" office:value="88.3846153846154" calcext:value-type="float">
            <text:p>88</text:p>
          </table:table-cell>
        </table:table-row>
        <table:table-row table:style-name="ro1">
          <table:table-cell table:formula="of:=INDIRECT([.$G$1]&amp;&quot;.A&quot;&amp;([.$G7]+[.$B$20]))" office:value-type="string" office:string-value="lightingchange1.mp4" calcext:value-type="string">
            <text:p>lightingchange1.mp4</text:p>
          </table:table-cell>
          <table:table-cell/>
          <table:table-cell table:style-name="ce5" table:formula="of:=INDIRECT([.$G$1]&amp;&quot;.F&quot;&amp;([.$G7]+[.$B$20]))" office:value-type="float" office:value="66.5152" calcext:value-type="float">
            <text:p>66.5152</text:p>
          </table:table-cell>
          <table:table-cell table:formula="of:=1/[.C24]" office:value-type="float" office:value="0.015034157606081" calcext:value-type="float">
            <text:p>0.0150341576</text:p>
          </table:table-cell>
          <table:table-cell table:formula="of:=[.D24]-[.D7]" office:value-type="float" office:value="0.0131038941637264" calcext:value-type="float">
            <text:p>0.0131038942</text:p>
          </table:table-cell>
          <table:table-cell table:formula="of:=INDIRECT([.$G$1]&amp;&quot;.G&quot;&amp;([.$G7]+[.$B$20]))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MSE_WITH_BLUR</text:p>
          </table:table-cell>
          <table:table-cell table:style-name="ce9" table:formula="of:=[.E74]" office:value-type="float" office:value="0.0120664490158029" calcext:value-type="float">
            <text:p>0.0121</text:p>
          </table:table-cell>
          <table:table-cell table:style-name="ce11" table:formula="of:=[.F74]" office:value-type="float" office:value="72" calcext:value-type="float">
            <text:p>72</text:p>
          </table:table-cell>
        </table:table-row>
        <table:table-row table:style-name="ro1">
          <table:table-cell table:formula="of:=INDIRECT([.$G$1]&amp;&quot;.A&quot;&amp;([.$G8]+[.$B$20]))" office:value-type="string" office:string-value="lightingchange2.mp4" calcext:value-type="string">
            <text:p>lightingchange2.mp4</text:p>
          </table:table-cell>
          <table:table-cell/>
          <table:table-cell table:style-name="ce5" table:formula="of:=INDIRECT([.$G$1]&amp;&quot;.F&quot;&amp;([.$G8]+[.$B$20]))" office:value-type="float" office:value="66.1832" calcext:value-type="float">
            <text:p>66.1832</text:p>
          </table:table-cell>
          <table:table-cell table:formula="of:=1/[.C25]" office:value-type="float" office:value="0.0151095746352549" calcext:value-type="float">
            <text:p>0.0151095746</text:p>
          </table:table-cell>
          <table:table-cell table:formula="of:=[.D25]-[.D8]" office:value-type="float" office:value="0.0131830336432789" calcext:value-type="float">
            <text:p>0.0131830336</text:p>
          </table:table-cell>
          <table:table-cell table:formula="of:=INDIRECT([.$G$1]&amp;&quot;.G&quot;&amp;([.$G8]+[.$B$20]))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DIFF</text:p>
          </table:table-cell>
          <table:table-cell table:style-name="ce9" table:formula="of:=[.E93]" office:value-type="float" office:value="0.0107246611533485" calcext:value-type="float">
            <text:p>0.0107</text:p>
          </table:table-cell>
          <table:table-cell table:style-name="ce11" table:formula="of:=[.F93]" office:value-type="float" office:value="72.6923076923077" calcext:value-type="float">
            <text:p>73</text:p>
          </table:table-cell>
        </table:table-row>
        <table:table-row table:style-name="ro1">
          <table:table-cell table:formula="of:=INDIRECT([.$G$1]&amp;&quot;.A&quot;&amp;([.$G9]+[.$B$20]))" office:value-type="string" office:string-value="movinghuman1.mp4" calcext:value-type="string">
            <text:p>movinghuman1.mp4</text:p>
          </table:table-cell>
          <table:table-cell/>
          <table:table-cell table:style-name="ce5" table:formula="of:=INDIRECT([.$G$1]&amp;&quot;.F&quot;&amp;([.$G9]+[.$B$20]))" office:value-type="float" office:value="65.6214" calcext:value-type="float">
            <text:p>65.6214</text:p>
          </table:table-cell>
          <table:table-cell table:formula="of:=1/[.C26]" office:value-type="float" office:value="0.0152389312023212" calcext:value-type="float">
            <text:p>0.0152389312</text:p>
          </table:table-cell>
          <table:table-cell table:formula="of:=[.D26]-[.D9]" office:value-type="float" office:value="0.0133376893111179" calcext:value-type="float">
            <text:p>0.0133376893</text:p>
          </table:table-cell>
          <table:table-cell table:formula="of:=INDIRECT([.$G$1]&amp;&quot;.G&quot;&amp;([.$G9]+[.$B$20]))" office:value-type="float" office:value="222" calcext:value-type="float">
            <text:p>222</text:p>
          </table:table-cell>
          <table:table-cell table:number-columns-repeated="2"/>
          <table:table-cell table:style-name="ce8" office:value-type="string" calcext:value-type="string">
            <text:p>DIFF_WITH_BLUR</text:p>
          </table:table-cell>
          <table:table-cell table:style-name="ce9" table:formula="of:=[.E112]" office:value-type="float" office:value="0.0132423493280423" calcext:value-type="float">
            <text:p>0.0132</text:p>
          </table:table-cell>
          <table:table-cell table:style-name="ce11" table:formula="of:=[.F112]" office:value-type="float" office:value="60.8461538461538" calcext:value-type="float">
            <text:p>61</text:p>
          </table:table-cell>
        </table:table-row>
        <table:table-row table:style-name="ro1">
          <table:table-cell table:formula="of:=INDIRECT([.$G$1]&amp;&quot;.A&quot;&amp;([.$G10]+[.$B$20]))" office:value-type="string" office:string-value="movinghuman2.mp4" calcext:value-type="string">
            <text:p>movinghuman2.mp4</text:p>
          </table:table-cell>
          <table:table-cell/>
          <table:table-cell table:style-name="ce5" table:formula="of:=INDIRECT([.$G$1]&amp;&quot;.F&quot;&amp;([.$G10]+[.$B$20]))" office:value-type="float" office:value="66.2504" calcext:value-type="float">
            <text:p>66.2504</text:p>
          </table:table-cell>
          <table:table-cell table:formula="of:=1/[.C27]" office:value-type="float" office:value="0.0150942484875563" calcext:value-type="float">
            <text:p>0.0150942485</text:p>
          </table:table-cell>
          <table:table-cell table:formula="of:=[.D27]-[.D10]" office:value-type="float" office:value="0.013195454221915" calcext:value-type="float">
            <text:p>0.0131954542</text:p>
          </table:table-cell>
          <table:table-cell table:formula="of:=INDIRECT([.$G$1]&amp;&quot;.G&quot;&amp;([.$G10]+[.$B$20])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formula="of:=INDIRECT([.$G$1]&amp;&quot;.A&quot;&amp;([.$G11]+[.$B$20]))" office:value-type="string" office:string-value="movinghuman4.mp4" calcext:value-type="string">
            <text:p>movinghuman4.mp4</text:p>
          </table:table-cell>
          <table:table-cell/>
          <table:table-cell table:style-name="ce5" table:formula="of:=INDIRECT([.$G$1]&amp;&quot;.F&quot;&amp;([.$G11]+[.$B$20]))" office:value-type="float" office:value="66.1273" calcext:value-type="float">
            <text:p>66.1273</text:p>
          </table:table-cell>
          <table:table-cell table:formula="of:=1/[.C28]" office:value-type="float" office:value="0.0151223473512452" calcext:value-type="float">
            <text:p>0.0151223474</text:p>
          </table:table-cell>
          <table:table-cell table:formula="of:=[.D28]-[.D11]" office:value-type="float" office:value="0.013242241689307" calcext:value-type="float">
            <text:p>0.0132422417</text:p>
          </table:table-cell>
          <table:table-cell table:formula="of:=INDIRECT([.$G$1]&amp;&quot;.G&quot;&amp;([.$G11]+[.$B$20]))" office:value-type="float" office:value="150" calcext:value-type="float">
            <text:p>150</text:p>
          </table:table-cell>
          <table:table-cell table:number-columns-repeated="2"/>
          <table:table-cell table:style-name="ce1" office:value-type="string" calcext:value-type="string">
            <text:p>Min</text:p>
          </table:table-cell>
          <table:table-cell table:style-name="ce10" table:formula="of:=MIN([.J22:.J26])" office:value-type="float" office:value="0.0106853741508992" calcext:value-type="float">
            <text:p>0.0107</text:p>
          </table:table-cell>
          <table:table-cell table:style-name="ce12" table:formula="of:=MIN([.K22:.K26])" office:value-type="float" office:value="60.8461538461538" calcext:value-type="float">
            <text:p>61</text:p>
          </table:table-cell>
        </table:table-row>
        <table:table-row table:style-name="ro1">
          <table:table-cell table:formula="of:=INDIRECT([.$G$1]&amp;&quot;.A&quot;&amp;([.$G12]+[.$B$20]))" office:value-type="string" office:string-value="stillhuman1.mp4" calcext:value-type="string">
            <text:p>stillhuman1.mp4</text:p>
          </table:table-cell>
          <table:table-cell/>
          <table:table-cell table:style-name="ce5" table:formula="of:=INDIRECT([.$G$1]&amp;&quot;.F&quot;&amp;([.$G12]+[.$B$20]))" office:value-type="float" office:value="66.6454" calcext:value-type="float">
            <text:p>66.6454</text:p>
          </table:table-cell>
          <table:table-cell table:formula="of:=1/[.C29]" office:value-type="float" office:value="0.0150047865269021" calcext:value-type="float">
            <text:p>0.0150047865</text:p>
          </table:table-cell>
          <table:table-cell table:formula="of:=[.D29]-[.D12]" office:value-type="float" office:value="0.0130165568466094" calcext:value-type="float">
            <text:p>0.0130165568</text:p>
          </table:table-cell>
          <table:table-cell table:formula="of:=INDIRECT([.$G$1]&amp;&quot;.G&quot;&amp;([.$G12]+[.$B$20]))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Max</text:p>
          </table:table-cell>
          <table:table-cell table:style-name="ce10" table:formula="of:=MAX([.J22:.J26])" office:value-type="float" office:value="0.013657188652149" calcext:value-type="float">
            <text:p>0.0137</text:p>
          </table:table-cell>
          <table:table-cell table:style-name="ce12" table:formula="of:=MAX([.K22:.K26])" office:value-type="float" office:value="88.3846153846154" calcext:value-type="float">
            <text:p>88</text:p>
          </table:table-cell>
        </table:table-row>
        <table:table-row table:style-name="ro1">
          <table:table-cell table:formula="of:=INDIRECT([.$G$1]&amp;&quot;.A&quot;&amp;([.$G13]+[.$B$20]))" office:value-type="string" office:string-value="street1.mp4" calcext:value-type="string">
            <text:p>street1.mp4</text:p>
          </table:table-cell>
          <table:table-cell/>
          <table:table-cell table:style-name="ce5" table:formula="of:=INDIRECT([.$G$1]&amp;&quot;.F&quot;&amp;([.$G13]+[.$B$20]))" office:value-type="float" office:value="65.9374" calcext:value-type="float">
            <text:p>65.9374</text:p>
          </table:table-cell>
          <table:table-cell table:formula="of:=1/[.C30]" office:value-type="float" office:value="0.0151658997776679" calcext:value-type="float">
            <text:p>0.0151658998</text:p>
          </table:table-cell>
          <table:table-cell table:formula="of:=[.D30]-[.D13]" office:value-type="float" office:value="0.0130518153242222" calcext:value-type="float">
            <text:p>0.0130518153</text:p>
          </table:table-cell>
          <table:table-cell table:formula="of:=INDIRECT([.$G$1]&amp;&quot;.G&quot;&amp;([.$G13]+[.$B$20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4]+[.$B$20]))" office:value-type="string" office:string-value="street2.mp4" calcext:value-type="string">
            <text:p>street2.mp4</text:p>
          </table:table-cell>
          <table:table-cell/>
          <table:table-cell table:style-name="ce5" table:formula="of:=INDIRECT([.$G$1]&amp;&quot;.F&quot;&amp;([.$G14]+[.$B$20]))" office:value-type="float" office:value="66.0963" calcext:value-type="float">
            <text:p>66.0963</text:p>
          </table:table-cell>
          <table:table-cell table:formula="of:=1/[.C31]" office:value-type="float" office:value="0.0151294399232635" calcext:value-type="float">
            <text:p>0.0151294399</text:p>
          </table:table-cell>
          <table:table-cell table:formula="of:=[.D31]-[.D14]" office:value-type="float" office:value="0.013169773771989" calcext:value-type="float">
            <text:p>0.0131697738</text:p>
          </table:table-cell>
          <table:table-cell table:formula="of:=INDIRECT([.$G$1]&amp;&quot;.G&quot;&amp;([.$G14]+[.$B$20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5]+[.$B$20]))" office:value-type="string" office:string-value="street3.mp4" calcext:value-type="string">
            <text:p>street3.mp4</text:p>
          </table:table-cell>
          <table:table-cell/>
          <table:table-cell table:style-name="ce5" table:formula="of:=INDIRECT([.$G$1]&amp;&quot;.F&quot;&amp;([.$G15]+[.$B$20]))" office:value-type="float" office:value="65.9746" calcext:value-type="float">
            <text:p>65.9746</text:p>
          </table:table-cell>
          <table:table-cell table:formula="of:=1/[.C32]" office:value-type="float" office:value="0.0151573484340943" calcext:value-type="float">
            <text:p>0.0151573484</text:p>
          </table:table-cell>
          <table:table-cell table:formula="of:=[.D32]-[.D15]" office:value-type="float" office:value="0.0130790204074252" calcext:value-type="float">
            <text:p>0.0130790204</text:p>
          </table:table-cell>
          <table:table-cell table:formula="of:=INDIRECT([.$G$1]&amp;&quot;.G&quot;&amp;([.$G15]+[.$B$20]))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formula="of:=INDIRECT([.$G$1]&amp;&quot;.A&quot;&amp;([.$G16]+[.$B$20]))" office:value-type="string" office:string-value="street5.mp4" calcext:value-type="string">
            <text:p>street5.mp4</text:p>
          </table:table-cell>
          <table:table-cell/>
          <table:table-cell table:style-name="ce5" table:formula="of:=INDIRECT([.$G$1]&amp;&quot;.F&quot;&amp;([.$G16]+[.$B$20]))" office:value-type="float" office:value="65.8772" calcext:value-type="float">
            <text:p>65.8772</text:p>
          </table:table-cell>
          <table:table-cell table:formula="of:=1/[.C33]" office:value-type="float" office:value="0.0151797587025557" calcext:value-type="float">
            <text:p>0.0151797587</text:p>
          </table:table-cell>
          <table:table-cell table:formula="of:=[.D33]-[.D16]" office:value-type="float" office:value="0.0131307127383566" calcext:value-type="float">
            <text:p>0.0131307127</text:p>
          </table:table-cell>
          <table:table-cell table:formula="of:=INDIRECT([.$G$1]&amp;&quot;.G&quot;&amp;([.$G16]+[.$B$20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7]+[.$B$20]))" office:value-type="string" office:string-value="multi-face.mov" calcext:value-type="string">
            <text:p>multi-face.mov</text:p>
          </table:table-cell>
          <table:table-cell/>
          <table:table-cell table:style-name="ce5" table:formula="of:=INDIRECT([.$G$1]&amp;&quot;.F&quot;&amp;([.$G17]+[.$B$20]))" office:value-type="float" office:value="43.6015" calcext:value-type="float">
            <text:p>43.6015</text:p>
          </table:table-cell>
          <table:table-cell table:formula="of:=1/[.C34]" office:value-type="float" office:value="0.0229349907686662" calcext:value-type="float">
            <text:p>0.0229349908</text:p>
          </table:table-cell>
          <table:table-cell table:formula="of:=[.D34]-[.D17]" office:value-type="float" office:value="0.0197927279623741" calcext:value-type="float">
            <text:p>0.019792728</text:p>
          </table:table-cell>
          <table:table-cell table:formula="of:=INDIRECT([.$G$1]&amp;&quot;.G&quot;&amp;([.$G17]+[.$B$20]))" office:value-type="float" office:value="589" calcext:value-type="float">
            <text:p>589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/>
          <table:table-cell table:style-name="ce4" table:number-columns-repeated="2"/>
          <table:table-cell table:style-name="ce4" table:formula="of:=SUM([.E22:.E34])/[.$G$3]" office:value-type="float" office:value="0.013657188652149" calcext:value-type="float">
            <text:p>0.0136571887</text:p>
          </table:table-cell>
          <table:table-cell table:style-name="ce6" table:formula="of:=SUM([.F22:.F34])/[.$G$3]" office:value-type="float" office:value="81.6923076923077" calcext:value-type="float">
            <text:p>82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MSE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Seconds / frame</text:p>
          </table:table-cell>
          <table:table-cell table:style-name="ce4" office:value-type="string" calcext:value-type="string">
            <text:p>Adjusted</text:p>
          </table:table-cell>
          <table:table-cell table:style-name="ce4" office:value-type="string" calcext:value-type="string">
            <text:p># motion frames</text:p>
          </table:table-cell>
          <table:table-cell table:number-columns-repeated="5"/>
        </table:table-row>
        <table:table-row table:style-name="ro1">
          <table:table-cell table:formula="of:=INDIRECT([.$G$1]&amp;&quot;.A&quot;&amp;([.$G5]+[.$B$39]))" office:value-type="string" office:string-value="emptyroom1.mp4" calcext:value-type="string">
            <text:p>emptyroom1.mp4</text:p>
          </table:table-cell>
          <table:table-cell/>
          <table:table-cell table:style-name="ce5" table:formula="of:=INDIRECT([.$G$1]&amp;&quot;.F&quot;&amp;([.$G5]+[.$B$39]))" office:value-type="float" office:value="82.876" calcext:value-type="float">
            <text:p>82.876</text:p>
          </table:table-cell>
          <table:table-cell table:formula="of:=1/[.C41]" office:value-type="float" office:value="0.0120662194121338" calcext:value-type="float">
            <text:p>0.0120662194</text:p>
          </table:table-cell>
          <table:table-cell table:formula="of:=[.D41]-[.D5]" office:value-type="float" office:value="0.0101397749158894" calcext:value-type="float">
            <text:p>0.0101397749</text:p>
          </table:table-cell>
          <table:table-cell table:formula="of:=INDIRECT([.$G$1]&amp;&quot;.G&quot;&amp;([.$G5]+[.$B$39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6]+[.$B$39]))" office:value-type="string" office:string-value="emptyroom2.mp4" calcext:value-type="string">
            <text:p>emptyroom2.mp4</text:p>
          </table:table-cell>
          <table:table-cell/>
          <table:table-cell table:style-name="ce5" table:formula="of:=INDIRECT([.$G$1]&amp;&quot;.F&quot;&amp;([.$G6]+[.$B$39]))" office:value-type="float" office:value="82.7591" calcext:value-type="float">
            <text:p>82.7591</text:p>
          </table:table-cell>
          <table:table-cell table:formula="of:=1/[.C42]" office:value-type="float" office:value="0.0120832633510998" calcext:value-type="float">
            <text:p>0.0120832634</text:p>
          </table:table-cell>
          <table:table-cell table:formula="of:=[.D42]-[.D6]" office:value-type="float" office:value="0.0101611253185234" calcext:value-type="float">
            <text:p>0.0101611253</text:p>
          </table:table-cell>
          <table:table-cell table:formula="of:=INDIRECT([.$G$1]&amp;&quot;.G&quot;&amp;([.$G6]+[.$B$39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7]+[.$B$39]))" office:value-type="string" office:string-value="lightingchange1.mp4" calcext:value-type="string">
            <text:p>lightingchange1.mp4</text:p>
          </table:table-cell>
          <table:table-cell/>
          <table:table-cell table:style-name="ce5" table:formula="of:=INDIRECT([.$G$1]&amp;&quot;.F&quot;&amp;([.$G7]+[.$B$39]))" office:value-type="float" office:value="82.8733" calcext:value-type="float">
            <text:p>82.8733</text:p>
          </table:table-cell>
          <table:table-cell table:formula="of:=1/[.C43]" office:value-type="float" office:value="0.0120666125277985" calcext:value-type="float">
            <text:p>0.0120666125</text:p>
          </table:table-cell>
          <table:table-cell table:formula="of:=[.D43]-[.D7]" office:value-type="float" office:value="0.0101363490854438" calcext:value-type="float">
            <text:p>0.0101363491</text:p>
          </table:table-cell>
          <table:table-cell table:formula="of:=INDIRECT([.$G$1]&amp;&quot;.G&quot;&amp;([.$G7]+[.$B$39]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formula="of:=INDIRECT([.$G$1]&amp;&quot;.A&quot;&amp;([.$G8]+[.$B$39]))" office:value-type="string" office:string-value="lightingchange2.mp4" calcext:value-type="string">
            <text:p>lightingchange2.mp4</text:p>
          </table:table-cell>
          <table:table-cell/>
          <table:table-cell table:style-name="ce5" table:formula="of:=INDIRECT([.$G$1]&amp;&quot;.F&quot;&amp;([.$G8]+[.$B$39]))" office:value-type="float" office:value="82.7209" calcext:value-type="float">
            <text:p>82.7209</text:p>
          </table:table-cell>
          <table:table-cell table:formula="of:=1/[.C44]" office:value-type="float" office:value="0.0120888433273816" calcext:value-type="float">
            <text:p>0.0120888433</text:p>
          </table:table-cell>
          <table:table-cell table:formula="of:=[.D44]-[.D8]" office:value-type="float" office:value="0.0101623023354056" calcext:value-type="float">
            <text:p>0.0101623023</text:p>
          </table:table-cell>
          <table:table-cell table:formula="of:=INDIRECT([.$G$1]&amp;&quot;.G&quot;&amp;([.$G8]+[.$B$39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9]+[.$B$39]))" office:value-type="string" office:string-value="movinghuman1.mp4" calcext:value-type="string">
            <text:p>movinghuman1.mp4</text:p>
          </table:table-cell>
          <table:table-cell/>
          <table:table-cell table:style-name="ce5" table:formula="of:=INDIRECT([.$G$1]&amp;&quot;.F&quot;&amp;([.$G9]+[.$B$39]))" office:value-type="float" office:value="82.9893" calcext:value-type="float">
            <text:p>82.9893</text:p>
          </table:table-cell>
          <table:table-cell table:formula="of:=1/[.C45]" office:value-type="float" office:value="0.0120497461720969" calcext:value-type="float">
            <text:p>0.0120497462</text:p>
          </table:table-cell>
          <table:table-cell table:formula="of:=[.D45]-[.D9]" office:value-type="float" office:value="0.0101485042808936" calcext:value-type="float">
            <text:p>0.0101485043</text:p>
          </table:table-cell>
          <table:table-cell table:formula="of:=INDIRECT([.$G$1]&amp;&quot;.G&quot;&amp;([.$G9]+[.$B$39]))" office:value-type="float" office:value="235" calcext:value-type="float">
            <text:p>235</text:p>
          </table:table-cell>
          <table:table-cell table:number-columns-repeated="5"/>
        </table:table-row>
        <table:table-row table:style-name="ro1">
          <table:table-cell table:formula="of:=INDIRECT([.$G$1]&amp;&quot;.A&quot;&amp;([.$G10]+[.$B$39]))" office:value-type="string" office:string-value="movinghuman2.mp4" calcext:value-type="string">
            <text:p>movinghuman2.mp4</text:p>
          </table:table-cell>
          <table:table-cell/>
          <table:table-cell table:style-name="ce5" table:formula="of:=INDIRECT([.$G$1]&amp;&quot;.F&quot;&amp;([.$G10]+[.$B$39]))" office:value-type="float" office:value="82.3969" calcext:value-type="float">
            <text:p>82.3969</text:p>
          </table:table-cell>
          <table:table-cell table:formula="of:=1/[.C46]" office:value-type="float" office:value="0.012136378917168" calcext:value-type="float">
            <text:p>0.0121363789</text:p>
          </table:table-cell>
          <table:table-cell table:formula="of:=[.D46]-[.D10]" office:value-type="float" office:value="0.0102375846515267" calcext:value-type="float">
            <text:p>0.0102375847</text:p>
          </table:table-cell>
          <table:table-cell table:formula="of:=INDIRECT([.$G$1]&amp;&quot;.G&quot;&amp;([.$G10]+[.$B$39]))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table:formula="of:=INDIRECT([.$G$1]&amp;&quot;.A&quot;&amp;([.$G11]+[.$B$39]))" office:value-type="string" office:string-value="movinghuman4.mp4" calcext:value-type="string">
            <text:p>movinghuman4.mp4</text:p>
          </table:table-cell>
          <table:table-cell/>
          <table:table-cell table:style-name="ce5" table:formula="of:=INDIRECT([.$G$1]&amp;&quot;.F&quot;&amp;([.$G11]+[.$B$39]))" office:value-type="float" office:value="82.6137" calcext:value-type="float">
            <text:p>82.6137</text:p>
          </table:table-cell>
          <table:table-cell table:formula="of:=1/[.C47]" office:value-type="float" office:value="0.0121045298782163" calcext:value-type="float">
            <text:p>0.0121045299</text:p>
          </table:table-cell>
          <table:table-cell table:formula="of:=[.D47]-[.D11]" office:value-type="float" office:value="0.0102244242162781" calcext:value-type="float">
            <text:p>0.0102244242</text:p>
          </table:table-cell>
          <table:table-cell table:formula="of:=INDIRECT([.$G$1]&amp;&quot;.G&quot;&amp;([.$G11]+[.$B$39]))"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 table:formula="of:=INDIRECT([.$G$1]&amp;&quot;.A&quot;&amp;([.$G12]+[.$B$39]))" office:value-type="string" office:string-value="stillhuman1.mp4" calcext:value-type="string">
            <text:p>stillhuman1.mp4</text:p>
          </table:table-cell>
          <table:table-cell/>
          <table:table-cell table:style-name="ce5" table:formula="of:=INDIRECT([.$G$1]&amp;&quot;.F&quot;&amp;([.$G12]+[.$B$39]))" office:value-type="float" office:value="82.6513" calcext:value-type="float">
            <text:p>82.6513</text:p>
          </table:table-cell>
          <table:table-cell table:formula="of:=1/[.C48]" office:value-type="float" office:value="0.0120990232458534" calcext:value-type="float">
            <text:p>0.0120990232</text:p>
          </table:table-cell>
          <table:table-cell table:formula="of:=[.D48]-[.D12]" office:value-type="float" office:value="0.0101107935655607" calcext:value-type="float">
            <text:p>0.0101107936</text:p>
          </table:table-cell>
          <table:table-cell table:formula="of:=INDIRECT([.$G$1]&amp;&quot;.G&quot;&amp;([.$G12]+[.$B$39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3]+[.$B$39]))" office:value-type="string" office:string-value="street1.mp4" calcext:value-type="string">
            <text:p>street1.mp4</text:p>
          </table:table-cell>
          <table:table-cell/>
          <table:table-cell table:style-name="ce5" table:formula="of:=INDIRECT([.$G$1]&amp;&quot;.F&quot;&amp;([.$G13]+[.$B$39]))" office:value-type="float" office:value="81.854" calcext:value-type="float">
            <text:p>81.854</text:p>
          </table:table-cell>
          <table:table-cell table:formula="of:=1/[.C49]" office:value-type="float" office:value="0.0122168739462946" calcext:value-type="float">
            <text:p>0.0122168739</text:p>
          </table:table-cell>
          <table:table-cell table:formula="of:=[.D49]-[.D13]" office:value-type="float" office:value="0.0101027894928489" calcext:value-type="float">
            <text:p>0.0101027895</text:p>
          </table:table-cell>
          <table:table-cell table:formula="of:=INDIRECT([.$G$1]&amp;&quot;.G&quot;&amp;([.$G13]+[.$B$39]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INDIRECT([.$G$1]&amp;&quot;.A&quot;&amp;([.$G14]+[.$B$39]))" office:value-type="string" office:string-value="street2.mp4" calcext:value-type="string">
            <text:p>street2.mp4</text:p>
          </table:table-cell>
          <table:table-cell/>
          <table:table-cell table:style-name="ce5" table:formula="of:=INDIRECT([.$G$1]&amp;&quot;.F&quot;&amp;([.$G14]+[.$B$39]))" office:value-type="float" office:value="82.2763" calcext:value-type="float">
            <text:p>82.2763</text:p>
          </table:table-cell>
          <table:table-cell table:formula="of:=1/[.C50]" office:value-type="float" office:value="0.0121541683328006" calcext:value-type="float">
            <text:p>0.0121541683</text:p>
          </table:table-cell>
          <table:table-cell table:formula="of:=[.D50]-[.D14]" office:value-type="float" office:value="0.0101945021815261" calcext:value-type="float">
            <text:p>0.0101945022</text:p>
          </table:table-cell>
          <table:table-cell table:formula="of:=INDIRECT([.$G$1]&amp;&quot;.G&quot;&amp;([.$G14]+[.$B$39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5]+[.$B$39]))" office:value-type="string" office:string-value="street3.mp4" calcext:value-type="string">
            <text:p>street3.mp4</text:p>
          </table:table-cell>
          <table:table-cell/>
          <table:table-cell table:style-name="ce5" table:formula="of:=INDIRECT([.$G$1]&amp;&quot;.F&quot;&amp;([.$G15]+[.$B$39]))" office:value-type="float" office:value="81.809" calcext:value-type="float">
            <text:p>81.809</text:p>
          </table:table-cell>
          <table:table-cell table:formula="of:=1/[.C51]" office:value-type="float" office:value="0.0122235939811023" calcext:value-type="float">
            <text:p>0.012223594</text:p>
          </table:table-cell>
          <table:table-cell table:formula="of:=[.D51]-[.D15]" office:value-type="float" office:value="0.0101452659544332" calcext:value-type="float">
            <text:p>0.010145266</text:p>
          </table:table-cell>
          <table:table-cell table:formula="of:=INDIRECT([.$G$1]&amp;&quot;.G&quot;&amp;([.$G15]+[.$B$39]))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formula="of:=INDIRECT([.$G$1]&amp;&quot;.A&quot;&amp;([.$G16]+[.$B$39]))" office:value-type="string" office:string-value="street5.mp4" calcext:value-type="string">
            <text:p>street5.mp4</text:p>
          </table:table-cell>
          <table:table-cell/>
          <table:table-cell table:style-name="ce5" table:formula="of:=INDIRECT([.$G$1]&amp;&quot;.F&quot;&amp;([.$G16]+[.$B$39]))" office:value-type="float" office:value="82.0203" calcext:value-type="float">
            <text:p>82.0203</text:p>
          </table:table-cell>
          <table:table-cell table:formula="of:=1/[.C52]" office:value-type="float" office:value="0.0121921036621422" calcext:value-type="float">
            <text:p>0.0121921037</text:p>
          </table:table-cell>
          <table:table-cell table:formula="of:=[.D52]-[.D16]" office:value-type="float" office:value="0.0101430576979431" calcext:value-type="float">
            <text:p>0.0101430577</text:p>
          </table:table-cell>
          <table:table-cell table:formula="of:=INDIRECT([.$G$1]&amp;&quot;.G&quot;&amp;([.$G16]+[.$B$39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7]+[.$B$39]))" office:value-type="string" office:string-value="multi-face.mov" calcext:value-type="string">
            <text:p>multi-face.mov</text:p>
          </table:table-cell>
          <table:table-cell/>
          <table:table-cell table:style-name="ce5" table:formula="of:=INDIRECT([.$G$1]&amp;&quot;.F&quot;&amp;([.$G17]+[.$B$39]))" office:value-type="float" office:value="49.6385" calcext:value-type="float">
            <text:p>49.6385</text:p>
          </table:table-cell>
          <table:table-cell table:formula="of:=1/[.C53]" office:value-type="float" office:value="0.0201456530717084" calcext:value-type="float">
            <text:p>0.0201456531</text:p>
          </table:table-cell>
          <table:table-cell table:formula="of:=[.D53]-[.D17]" office:value-type="float" office:value="0.0170033902654164" calcext:value-type="float">
            <text:p>0.0170033903</text:p>
          </table:table-cell>
          <table:table-cell table:formula="of:=INDIRECT([.$G$1]&amp;&quot;.G&quot;&amp;([.$G17]+[.$B$39]))" office:value-type="float" office:value="589" calcext:value-type="float">
            <text:p>589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/>
          <table:table-cell table:style-name="ce4" table:number-columns-repeated="2"/>
          <table:table-cell table:style-name="ce4" table:formula="of:=SUM([.E41:.E53])/[.$G$3]" office:value-type="float" office:value="0.0106853741508992" calcext:value-type="float">
            <text:p>0.0106853742</text:p>
          </table:table-cell>
          <table:table-cell table:style-name="ce6" table:formula="of:=SUM([.F41:.F53])/[.$G$3]" office:value-type="float" office:value="88.3846153846154" calcext:value-type="float">
            <text:p>88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MSE_WITH_BLUR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Seconds / frame</text:p>
          </table:table-cell>
          <table:table-cell table:style-name="ce4" office:value-type="string" calcext:value-type="string">
            <text:p>Adjusted</text:p>
          </table:table-cell>
          <table:table-cell table:style-name="ce4" office:value-type="string" calcext:value-type="string">
            <text:p># motion frames</text:p>
          </table:table-cell>
          <table:table-cell table:number-columns-repeated="5"/>
        </table:table-row>
        <table:table-row table:style-name="ro1">
          <table:table-cell table:formula="of:=INDIRECT([.$G$1]&amp;&quot;.A&quot;&amp;([.$G5]+[.$B$58]))" office:value-type="string" office:string-value="emptyroom1.mp4" calcext:value-type="string">
            <text:p>emptyroom1.mp4</text:p>
          </table:table-cell>
          <table:table-cell/>
          <table:table-cell table:style-name="ce5" table:formula="of:=INDIRECT([.$G$1]&amp;&quot;.F&quot;&amp;([.$G5]+[.$B$58]))" office:value-type="float" office:value="75.1415" calcext:value-type="float">
            <text:p>75.1415</text:p>
          </table:table-cell>
          <table:table-cell table:formula="of:=1/[.C60]" office:value-type="float" office:value="0.0133082251485531" calcext:value-type="float">
            <text:p>0.0133082251</text:p>
          </table:table-cell>
          <table:table-cell table:formula="of:=[.D60]-[.D5]" office:value-type="float" office:value="0.0113817806523087" calcext:value-type="float">
            <text:p>0.0113817807</text:p>
          </table:table-cell>
          <table:table-cell table:formula="of:=INDIRECT([.$G$1]&amp;&quot;.G&quot;&amp;([.$G5]+[.$B$58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6]+[.$B$58]))" office:value-type="string" office:string-value="emptyroom2.mp4" calcext:value-type="string">
            <text:p>emptyroom2.mp4</text:p>
          </table:table-cell>
          <table:table-cell/>
          <table:table-cell table:style-name="ce5" table:formula="of:=INDIRECT([.$G$1]&amp;&quot;.F&quot;&amp;([.$G6]+[.$B$58]))" office:value-type="float" office:value="74.2908" calcext:value-type="float">
            <text:p>74.2908</text:p>
          </table:table-cell>
          <table:table-cell table:formula="of:=1/[.C61]" office:value-type="float" office:value="0.013460616926995" calcext:value-type="float">
            <text:p>0.0134606169</text:p>
          </table:table-cell>
          <table:table-cell table:formula="of:=[.D61]-[.D6]" office:value-type="float" office:value="0.0115384788944186" calcext:value-type="float">
            <text:p>0.0115384789</text:p>
          </table:table-cell>
          <table:table-cell table:formula="of:=INDIRECT([.$G$1]&amp;&quot;.G&quot;&amp;([.$G6]+[.$B$58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7]+[.$B$58]))" office:value-type="string" office:string-value="lightingchange1.mp4" calcext:value-type="string">
            <text:p>lightingchange1.mp4</text:p>
          </table:table-cell>
          <table:table-cell/>
          <table:table-cell table:style-name="ce5" table:formula="of:=INDIRECT([.$G$1]&amp;&quot;.F&quot;&amp;([.$G7]+[.$B$58]))" office:value-type="float" office:value="74.4475" calcext:value-type="float">
            <text:p>74.4475</text:p>
          </table:table-cell>
          <table:table-cell table:formula="of:=1/[.C62]" office:value-type="float" office:value="0.0134322844957856" calcext:value-type="float">
            <text:p>0.0134322845</text:p>
          </table:table-cell>
          <table:table-cell table:formula="of:=[.D62]-[.D7]" office:value-type="float" office:value="0.011502021053431" calcext:value-type="float">
            <text:p>0.0115020211</text:p>
          </table:table-cell>
          <table:table-cell table:formula="of:=INDIRECT([.$G$1]&amp;&quot;.G&quot;&amp;([.$G7]+[.$B$58]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formula="of:=INDIRECT([.$G$1]&amp;&quot;.A&quot;&amp;([.$G8]+[.$B$58]))" office:value-type="string" office:string-value="lightingchange2.mp4" calcext:value-type="string">
            <text:p>lightingchange2.mp4</text:p>
          </table:table-cell>
          <table:table-cell/>
          <table:table-cell table:style-name="ce5" table:formula="of:=INDIRECT([.$G$1]&amp;&quot;.F&quot;&amp;([.$G8]+[.$B$58]))" office:value-type="float" office:value="74.0774" calcext:value-type="float">
            <text:p>74.0774</text:p>
          </table:table-cell>
          <table:table-cell table:formula="of:=1/[.C63]" office:value-type="float" office:value="0.0134993938772149" calcext:value-type="float">
            <text:p>0.0134993939</text:p>
          </table:table-cell>
          <table:table-cell table:formula="of:=[.D63]-[.D8]" office:value-type="float" office:value="0.011572852885239" calcext:value-type="float">
            <text:p>0.0115728529</text:p>
          </table:table-cell>
          <table:table-cell table:formula="of:=INDIRECT([.$G$1]&amp;&quot;.G&quot;&amp;([.$G8]+[.$B$58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9]+[.$B$58]))" office:value-type="string" office:string-value="movinghuman1.mp4" calcext:value-type="string">
            <text:p>movinghuman1.mp4</text:p>
          </table:table-cell>
          <table:table-cell/>
          <table:table-cell table:style-name="ce5" table:formula="of:=INDIRECT([.$G$1]&amp;&quot;.F&quot;&amp;([.$G9]+[.$B$58]))" office:value-type="float" office:value="75.2755" calcext:value-type="float">
            <text:p>75.2755</text:p>
          </table:table-cell>
          <table:table-cell table:formula="of:=1/[.C64]" office:value-type="float" office:value="0.0132845348088023" calcext:value-type="float">
            <text:p>0.0132845348</text:p>
          </table:table-cell>
          <table:table-cell table:formula="of:=[.D64]-[.D9]" office:value-type="float" office:value="0.011383292917599" calcext:value-type="float">
            <text:p>0.0113832929</text:p>
          </table:table-cell>
          <table:table-cell table:formula="of:=INDIRECT([.$G$1]&amp;&quot;.G&quot;&amp;([.$G9]+[.$B$58]))" office:value-type="float" office:value="202" calcext:value-type="float">
            <text:p>202</text:p>
          </table:table-cell>
          <table:table-cell table:number-columns-repeated="5"/>
        </table:table-row>
        <table:table-row table:style-name="ro1">
          <table:table-cell table:formula="of:=INDIRECT([.$G$1]&amp;&quot;.A&quot;&amp;([.$G10]+[.$B$58]))" office:value-type="string" office:string-value="movinghuman2.mp4" calcext:value-type="string">
            <text:p>movinghuman2.mp4</text:p>
          </table:table-cell>
          <table:table-cell/>
          <table:table-cell table:style-name="ce5" table:formula="of:=INDIRECT([.$G$1]&amp;&quot;.F&quot;&amp;([.$G10]+[.$B$58]))" office:value-type="float" office:value="73.9004" calcext:value-type="float">
            <text:p>73.9004</text:p>
          </table:table-cell>
          <table:table-cell table:formula="of:=1/[.C65]" office:value-type="float" office:value="0.0135317264859189" calcext:value-type="float">
            <text:p>0.0135317265</text:p>
          </table:table-cell>
          <table:table-cell table:formula="of:=[.D65]-[.D10]" office:value-type="float" office:value="0.0116329322202776" calcext:value-type="float">
            <text:p>0.0116329322</text:p>
          </table:table-cell>
          <table:table-cell table:formula="of:=INDIRECT([.$G$1]&amp;&quot;.G&quot;&amp;([.$G10]+[.$B$58])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formula="of:=INDIRECT([.$G$1]&amp;&quot;.A&quot;&amp;([.$G11]+[.$B$58]))" office:value-type="string" office:string-value="movinghuman4.mp4" calcext:value-type="string">
            <text:p>movinghuman4.mp4</text:p>
          </table:table-cell>
          <table:table-cell/>
          <table:table-cell table:style-name="ce5" table:formula="of:=INDIRECT([.$G$1]&amp;&quot;.F&quot;&amp;([.$G11]+[.$B$58]))" office:value-type="float" office:value="73.6774" calcext:value-type="float">
            <text:p>73.6774</text:p>
          </table:table-cell>
          <table:table-cell table:formula="of:=1/[.C66]" office:value-type="float" office:value="0.0135726830751357" calcext:value-type="float">
            <text:p>0.0135726831</text:p>
          </table:table-cell>
          <table:table-cell table:formula="of:=[.D66]-[.D11]" office:value-type="float" office:value="0.0116925774131975" calcext:value-type="float">
            <text:p>0.0116925774</text:p>
          </table:table-cell>
          <table:table-cell table:formula="of:=INDIRECT([.$G$1]&amp;&quot;.G&quot;&amp;([.$G11]+[.$B$58]))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table:formula="of:=INDIRECT([.$G$1]&amp;&quot;.A&quot;&amp;([.$G12]+[.$B$58]))" office:value-type="string" office:string-value="stillhuman1.mp4" calcext:value-type="string">
            <text:p>stillhuman1.mp4</text:p>
          </table:table-cell>
          <table:table-cell/>
          <table:table-cell table:style-name="ce5" table:formula="of:=INDIRECT([.$G$1]&amp;&quot;.F&quot;&amp;([.$G12]+[.$B$58]))" office:value-type="float" office:value="74.1724" calcext:value-type="float">
            <text:p>74.1724</text:p>
          </table:table-cell>
          <table:table-cell table:formula="of:=1/[.C67]" office:value-type="float" office:value="0.0134821038553424" calcext:value-type="float">
            <text:p>0.0134821039</text:p>
          </table:table-cell>
          <table:table-cell table:formula="of:=[.D67]-[.D12]" office:value-type="float" office:value="0.0114938741750498" calcext:value-type="float">
            <text:p>0.0114938742</text:p>
          </table:table-cell>
          <table:table-cell table:formula="of:=INDIRECT([.$G$1]&amp;&quot;.G&quot;&amp;([.$G12]+[.$B$58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3]+[.$B$58]))" office:value-type="string" office:string-value="street1.mp4" calcext:value-type="string">
            <text:p>street1.mp4</text:p>
          </table:table-cell>
          <table:table-cell/>
          <table:table-cell table:style-name="ce5" table:formula="of:=INDIRECT([.$G$1]&amp;&quot;.F&quot;&amp;([.$G13]+[.$B$58]))" office:value-type="float" office:value="73.558" calcext:value-type="float">
            <text:p>73.558</text:p>
          </table:table-cell>
          <table:table-cell table:formula="of:=1/[.C68]" office:value-type="float" office:value="0.013594714375051" calcext:value-type="float">
            <text:p>0.0135947144</text:p>
          </table:table-cell>
          <table:table-cell table:formula="of:=[.D68]-[.D13]" office:value-type="float" office:value="0.0114806299216052" calcext:value-type="float">
            <text:p>0.0114806299</text:p>
          </table:table-cell>
          <table:table-cell table:formula="of:=INDIRECT([.$G$1]&amp;&quot;.G&quot;&amp;([.$G13]+[.$B$58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4]+[.$B$58]))" office:value-type="string" office:string-value="street2.mp4" calcext:value-type="string">
            <text:p>street2.mp4</text:p>
          </table:table-cell>
          <table:table-cell/>
          <table:table-cell table:style-name="ce5" table:formula="of:=INDIRECT([.$G$1]&amp;&quot;.F&quot;&amp;([.$G14]+[.$B$58]))" office:value-type="float" office:value="73.4495" calcext:value-type="float">
            <text:p>73.4495</text:p>
          </table:table-cell>
          <table:table-cell table:formula="of:=1/[.C69]" office:value-type="float" office:value="0.0136147965609024" calcext:value-type="float">
            <text:p>0.0136147966</text:p>
          </table:table-cell>
          <table:table-cell table:formula="of:=[.D69]-[.D14]" office:value-type="float" office:value="0.0116551304096279" calcext:value-type="float">
            <text:p>0.0116551304</text:p>
          </table:table-cell>
          <table:table-cell table:formula="of:=INDIRECT([.$G$1]&amp;&quot;.G&quot;&amp;([.$G14]+[.$B$58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5]+[.$B$58]))" office:value-type="string" office:string-value="street3.mp4" calcext:value-type="string">
            <text:p>street3.mp4</text:p>
          </table:table-cell>
          <table:table-cell/>
          <table:table-cell table:style-name="ce5" table:formula="of:=INDIRECT([.$G$1]&amp;&quot;.F&quot;&amp;([.$G15]+[.$B$58]))" office:value-type="float" office:value="73.6166" calcext:value-type="float">
            <text:p>73.6166</text:p>
          </table:table-cell>
          <table:table-cell table:formula="of:=1/[.C70]" office:value-type="float" office:value="0.013583892763317" calcext:value-type="float">
            <text:p>0.0135838928</text:p>
          </table:table-cell>
          <table:table-cell table:formula="of:=[.D70]-[.D15]" office:value-type="float" office:value="0.0115055647366479" calcext:value-type="float">
            <text:p>0.0115055647</text:p>
          </table:table-cell>
          <table:table-cell table:formula="of:=INDIRECT([.$G$1]&amp;&quot;.G&quot;&amp;([.$G15]+[.$B$58])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formula="of:=INDIRECT([.$G$1]&amp;&quot;.A&quot;&amp;([.$G16]+[.$B$58]))" office:value-type="string" office:string-value="street5.mp4" calcext:value-type="string">
            <text:p>street5.mp4</text:p>
          </table:table-cell>
          <table:table-cell/>
          <table:table-cell table:style-name="ce5" table:formula="of:=INDIRECT([.$G$1]&amp;&quot;.F&quot;&amp;([.$G16]+[.$B$58]))" office:value-type="float" office:value="73.3761" calcext:value-type="float">
            <text:p>73.3761</text:p>
          </table:table-cell>
          <table:table-cell table:formula="of:=1/[.C71]" office:value-type="float" office:value="0.0136284157920631" calcext:value-type="float">
            <text:p>0.0136284158</text:p>
          </table:table-cell>
          <table:table-cell table:formula="of:=[.D71]-[.D16]" office:value-type="float" office:value="0.011579369827864" calcext:value-type="float">
            <text:p>0.0115793698</text:p>
          </table:table-cell>
          <table:table-cell table:formula="of:=INDIRECT([.$G$1]&amp;&quot;.G&quot;&amp;([.$G16]+[.$B$58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7]+[.$B$58]))" office:value-type="string" office:string-value="multi-face.mov" calcext:value-type="string">
            <text:p>multi-face.mov</text:p>
          </table:table-cell>
          <table:table-cell/>
          <table:table-cell table:style-name="ce5" table:formula="of:=INDIRECT([.$G$1]&amp;&quot;.F&quot;&amp;([.$G17]+[.$B$58]))" office:value-type="float" office:value="46.3229" calcext:value-type="float">
            <text:p>46.3229</text:p>
          </table:table-cell>
          <table:table-cell table:formula="of:=1/[.C72]" office:value-type="float" office:value="0.0215875949044641" calcext:value-type="float">
            <text:p>0.0215875949</text:p>
          </table:table-cell>
          <table:table-cell table:formula="of:=[.D72]-[.D17]" office:value-type="float" office:value="0.018445332098172" calcext:value-type="float">
            <text:p>0.0184453321</text:p>
          </table:table-cell>
          <table:table-cell table:formula="of:=INDIRECT([.$G$1]&amp;&quot;.G&quot;&amp;([.$G17]+[.$B$58]))" office:value-type="float" office:value="550" calcext:value-type="float">
            <text:p>55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/>
          <table:table-cell table:style-name="ce4" table:number-columns-repeated="2"/>
          <table:table-cell table:style-name="ce4" table:formula="of:=SUM([.E60:.E72])/[.$G$3]" office:value-type="float" office:value="0.0120664490158029" calcext:value-type="float">
            <text:p>0.012066449</text:p>
          </table:table-cell>
          <table:table-cell table:style-name="ce6" table:formula="of:=SUM([.F60:.F72])/[.$G$3]" office:value-type="float" office:value="72" calcext:value-type="float">
            <text:p>72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DIFF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Seconds / frame</text:p>
          </table:table-cell>
          <table:table-cell table:style-name="ce4" office:value-type="string" calcext:value-type="string">
            <text:p>Adjusted</text:p>
          </table:table-cell>
          <table:table-cell table:style-name="ce4" office:value-type="string" calcext:value-type="string">
            <text:p># motion frames</text:p>
          </table:table-cell>
          <table:table-cell table:number-columns-repeated="5"/>
        </table:table-row>
        <table:table-row table:style-name="ro1">
          <table:table-cell table:formula="of:=INDIRECT([.$G$1]&amp;&quot;.A&quot;&amp;([.$G5]+[.$B$77]))" office:value-type="string" office:string-value="emptyroom1.mp4" calcext:value-type="string">
            <text:p>emptyroom1.mp4</text:p>
          </table:table-cell>
          <table:table-cell/>
          <table:table-cell table:style-name="ce5" table:formula="of:=INDIRECT([.$G$1]&amp;&quot;.F&quot;&amp;([.$G5]+[.$B$77]))" office:value-type="float" office:value="82.0201" calcext:value-type="float">
            <text:p>82.0201</text:p>
          </table:table-cell>
          <table:table-cell table:formula="of:=1/[.C79]" office:value-type="float" office:value="0.012192133391693" calcext:value-type="float">
            <text:p>0.0121921334</text:p>
          </table:table-cell>
          <table:table-cell table:formula="of:=[.D79]-[.D5]" office:value-type="float" office:value="0.0102656888954486" calcext:value-type="float">
            <text:p>0.0102656889</text:p>
          </table:table-cell>
          <table:table-cell table:formula="of:=INDIRECT([.$G$1]&amp;&quot;.G&quot;&amp;([.$G5]+[.$B$77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6]+[.$B$77]))" office:value-type="string" office:string-value="emptyroom2.mp4" calcext:value-type="string">
            <text:p>emptyroom2.mp4</text:p>
          </table:table-cell>
          <table:table-cell/>
          <table:table-cell table:style-name="ce5" table:formula="of:=INDIRECT([.$G$1]&amp;&quot;.F&quot;&amp;([.$G6]+[.$B$77]))" office:value-type="float" office:value="82.9243" calcext:value-type="float">
            <text:p>82.9243</text:p>
          </table:table-cell>
          <table:table-cell table:formula="of:=1/[.C80]" office:value-type="float" office:value="0.0120591913347475" calcext:value-type="float">
            <text:p>0.0120591913</text:p>
          </table:table-cell>
          <table:table-cell table:formula="of:=[.D80]-[.D6]" office:value-type="float" office:value="0.0101370533021711" calcext:value-type="float">
            <text:p>0.0101370533</text:p>
          </table:table-cell>
          <table:table-cell table:formula="of:=INDIRECT([.$G$1]&amp;&quot;.G&quot;&amp;([.$G6]+[.$B$77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7]+[.$B$77]))" office:value-type="string" office:string-value="lightingchange1.mp4" calcext:value-type="string">
            <text:p>lightingchange1.mp4</text:p>
          </table:table-cell>
          <table:table-cell/>
          <table:table-cell table:style-name="ce5" table:formula="of:=INDIRECT([.$G$1]&amp;&quot;.F&quot;&amp;([.$G7]+[.$B$77]))" office:value-type="float" office:value="82.3637" calcext:value-type="float">
            <text:p>82.3637</text:p>
          </table:table-cell>
          <table:table-cell table:formula="of:=1/[.C81]" office:value-type="float" office:value="0.0121412709725279" calcext:value-type="float">
            <text:p>0.012141271</text:p>
          </table:table-cell>
          <table:table-cell table:formula="of:=[.D81]-[.D7]" office:value-type="float" office:value="0.0102110075301733" calcext:value-type="float">
            <text:p>0.0102110075</text:p>
          </table:table-cell>
          <table:table-cell table:formula="of:=INDIRECT([.$G$1]&amp;&quot;.G&quot;&amp;([.$G7]+[.$B$77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8]+[.$B$77]))" office:value-type="string" office:string-value="lightingchange2.mp4" calcext:value-type="string">
            <text:p>lightingchange2.mp4</text:p>
          </table:table-cell>
          <table:table-cell/>
          <table:table-cell table:style-name="ce5" table:formula="of:=INDIRECT([.$G$1]&amp;&quot;.F&quot;&amp;([.$G8]+[.$B$77]))" office:value-type="float" office:value="82.3559" calcext:value-type="float">
            <text:p>82.3559</text:p>
          </table:table-cell>
          <table:table-cell table:formula="of:=1/[.C82]" office:value-type="float" office:value="0.0121424208830211" calcext:value-type="float">
            <text:p>0.0121424209</text:p>
          </table:table-cell>
          <table:table-cell table:formula="of:=[.D82]-[.D8]" office:value-type="float" office:value="0.0102158798910452" calcext:value-type="float">
            <text:p>0.0102158799</text:p>
          </table:table-cell>
          <table:table-cell table:formula="of:=INDIRECT([.$G$1]&amp;&quot;.G&quot;&amp;([.$G8]+[.$B$77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9]+[.$B$77]))" office:value-type="string" office:string-value="movinghuman1.mp4" calcext:value-type="string">
            <text:p>movinghuman1.mp4</text:p>
          </table:table-cell>
          <table:table-cell/>
          <table:table-cell table:style-name="ce5" table:formula="of:=INDIRECT([.$G$1]&amp;&quot;.F&quot;&amp;([.$G9]+[.$B$77]))" office:value-type="float" office:value="82.3775" calcext:value-type="float">
            <text:p>82.3775</text:p>
          </table:table-cell>
          <table:table-cell table:formula="of:=1/[.C83]" office:value-type="float" office:value="0.0121392370489515" calcext:value-type="float">
            <text:p>0.012139237</text:p>
          </table:table-cell>
          <table:table-cell table:formula="of:=[.D83]-[.D9]" office:value-type="float" office:value="0.0102379951577481" calcext:value-type="float">
            <text:p>0.0102379952</text:p>
          </table:table-cell>
          <table:table-cell table:formula="of:=INDIRECT([.$G$1]&amp;&quot;.G&quot;&amp;([.$G9]+[.$B$77]))"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 table:formula="of:=INDIRECT([.$G$1]&amp;&quot;.A&quot;&amp;([.$G10]+[.$B$77]))" office:value-type="string" office:string-value="movinghuman2.mp4" calcext:value-type="string">
            <text:p>movinghuman2.mp4</text:p>
          </table:table-cell>
          <table:table-cell/>
          <table:table-cell table:style-name="ce5" table:formula="of:=INDIRECT([.$G$1]&amp;&quot;.F&quot;&amp;([.$G10]+[.$B$77]))" office:value-type="float" office:value="82.553" calcext:value-type="float">
            <text:p>82.553</text:p>
          </table:table-cell>
          <table:table-cell table:formula="of:=1/[.C84]" office:value-type="float" office:value="0.0121134301600184" calcext:value-type="float">
            <text:p>0.0121134302</text:p>
          </table:table-cell>
          <table:table-cell table:formula="of:=[.D84]-[.D10]" office:value-type="float" office:value="0.0102146358943771" calcext:value-type="float">
            <text:p>0.0102146359</text:p>
          </table:table-cell>
          <table:table-cell table:formula="of:=INDIRECT([.$G$1]&amp;&quot;.G&quot;&amp;([.$G10]+[.$B$77])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formula="of:=INDIRECT([.$G$1]&amp;&quot;.A&quot;&amp;([.$G11]+[.$B$77]))" office:value-type="string" office:string-value="movinghuman4.mp4" calcext:value-type="string">
            <text:p>movinghuman4.mp4</text:p>
          </table:table-cell>
          <table:table-cell/>
          <table:table-cell table:style-name="ce5" table:formula="of:=INDIRECT([.$G$1]&amp;&quot;.F&quot;&amp;([.$G11]+[.$B$77]))" office:value-type="float" office:value="82.2458" calcext:value-type="float">
            <text:p>82.2458</text:p>
          </table:table-cell>
          <table:table-cell table:formula="of:=1/[.C85]" office:value-type="float" office:value="0.0121586755797864" calcext:value-type="float">
            <text:p>0.0121586756</text:p>
          </table:table-cell>
          <table:table-cell table:formula="of:=[.D85]-[.D11]" office:value-type="float" office:value="0.0102785699178482" calcext:value-type="float">
            <text:p>0.0102785699</text:p>
          </table:table-cell>
          <table:table-cell table:formula="of:=INDIRECT([.$G$1]&amp;&quot;.G&quot;&amp;([.$G11]+[.$B$77]))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table:formula="of:=INDIRECT([.$G$1]&amp;&quot;.A&quot;&amp;([.$G12]+[.$B$77]))" office:value-type="string" office:string-value="stillhuman1.mp4" calcext:value-type="string">
            <text:p>stillhuman1.mp4</text:p>
          </table:table-cell>
          <table:table-cell/>
          <table:table-cell table:style-name="ce5" table:formula="of:=INDIRECT([.$G$1]&amp;&quot;.F&quot;&amp;([.$G12]+[.$B$77]))" office:value-type="float" office:value="82.6922" calcext:value-type="float">
            <text:p>82.6922</text:p>
          </table:table-cell>
          <table:table-cell table:formula="of:=1/[.C86]" office:value-type="float" office:value="0.012093039004888" calcext:value-type="float">
            <text:p>0.012093039</text:p>
          </table:table-cell>
          <table:table-cell table:formula="of:=[.D86]-[.D12]" office:value-type="float" office:value="0.0101048093245953" calcext:value-type="float">
            <text:p>0.0101048093</text:p>
          </table:table-cell>
          <table:table-cell table:formula="of:=INDIRECT([.$G$1]&amp;&quot;.G&quot;&amp;([.$G12]+[.$B$77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3]+[.$B$77]))" office:value-type="string" office:string-value="street1.mp4" calcext:value-type="string">
            <text:p>street1.mp4</text:p>
          </table:table-cell>
          <table:table-cell/>
          <table:table-cell table:style-name="ce5" table:formula="of:=INDIRECT([.$G$1]&amp;&quot;.F&quot;&amp;([.$G13]+[.$B$77]))" office:value-type="float" office:value="81.938" calcext:value-type="float">
            <text:p>81.938</text:p>
          </table:table-cell>
          <table:table-cell table:formula="of:=1/[.C87]" office:value-type="float" office:value="0.0122043496302082" calcext:value-type="float">
            <text:p>0.0122043496</text:p>
          </table:table-cell>
          <table:table-cell table:formula="of:=[.D87]-[.D13]" office:value-type="float" office:value="0.0100902651767625" calcext:value-type="float">
            <text:p>0.0100902652</text:p>
          </table:table-cell>
          <table:table-cell table:formula="of:=INDIRECT([.$G$1]&amp;&quot;.G&quot;&amp;([.$G13]+[.$B$77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4]+[.$B$77]))" office:value-type="string" office:string-value="street2.mp4" calcext:value-type="string">
            <text:p>street2.mp4</text:p>
          </table:table-cell>
          <table:table-cell/>
          <table:table-cell table:style-name="ce5" table:formula="of:=INDIRECT([.$G$1]&amp;&quot;.F&quot;&amp;([.$G14]+[.$B$77]))" office:value-type="float" office:value="81.7191" calcext:value-type="float">
            <text:p>81.7191</text:p>
          </table:table-cell>
          <table:table-cell table:formula="of:=1/[.C88]" office:value-type="float" office:value="0.0122370412792113" calcext:value-type="float">
            <text:p>0.0122370413</text:p>
          </table:table-cell>
          <table:table-cell table:formula="of:=[.D88]-[.D14]" office:value-type="float" office:value="0.0102773751279369" calcext:value-type="float">
            <text:p>0.0102773751</text:p>
          </table:table-cell>
          <table:table-cell table:formula="of:=INDIRECT([.$G$1]&amp;&quot;.G&quot;&amp;([.$G14]+[.$B$77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5]+[.$B$77]))" office:value-type="string" office:string-value="street3.mp4" calcext:value-type="string">
            <text:p>street3.mp4</text:p>
          </table:table-cell>
          <table:table-cell/>
          <table:table-cell table:style-name="ce5" table:formula="of:=INDIRECT([.$G$1]&amp;&quot;.F&quot;&amp;([.$G15]+[.$B$77]))" office:value-type="float" office:value="81.9127" calcext:value-type="float">
            <text:p>81.9127</text:p>
          </table:table-cell>
          <table:table-cell table:formula="of:=1/[.C89]" office:value-type="float" office:value="0.0122081191317097" calcext:value-type="float">
            <text:p>0.0122081191</text:p>
          </table:table-cell>
          <table:table-cell table:formula="of:=[.D89]-[.D15]" office:value-type="float" office:value="0.0101297911050406" calcext:value-type="float">
            <text:p>0.0101297911</text:p>
          </table:table-cell>
          <table:table-cell table:formula="of:=INDIRECT([.$G$1]&amp;&quot;.G&quot;&amp;([.$G15]+[.$B$77]))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formula="of:=INDIRECT([.$G$1]&amp;&quot;.A&quot;&amp;([.$G16]+[.$B$77]))" office:value-type="string" office:string-value="street5.mp4" calcext:value-type="string">
            <text:p>street5.mp4</text:p>
          </table:table-cell>
          <table:table-cell/>
          <table:table-cell table:style-name="ce5" table:formula="of:=INDIRECT([.$G$1]&amp;&quot;.F&quot;&amp;([.$G16]+[.$B$77]))" office:value-type="float" office:value="81.9261" calcext:value-type="float">
            <text:p>81.9261</text:p>
          </table:table-cell>
          <table:table-cell table:formula="of:=1/[.C90]" office:value-type="float" office:value="0.0122061223468467" calcext:value-type="float">
            <text:p>0.0122061223</text:p>
          </table:table-cell>
          <table:table-cell table:formula="of:=[.D90]-[.D16]" office:value-type="float" office:value="0.0101570763826477" calcext:value-type="float">
            <text:p>0.0101570764</text:p>
          </table:table-cell>
          <table:table-cell table:formula="of:=INDIRECT([.$G$1]&amp;&quot;.G&quot;&amp;([.$G16]+[.$B$77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7]+[.$B$77]))" office:value-type="string" office:string-value="multi-face.mov" calcext:value-type="string">
            <text:p>multi-face.mov</text:p>
          </table:table-cell>
          <table:table-cell/>
          <table:table-cell table:style-name="ce5" table:formula="of:=INDIRECT([.$G$1]&amp;&quot;.F&quot;&amp;([.$G17]+[.$B$77]))" office:value-type="float" office:value="49.4005" calcext:value-type="float">
            <text:p>49.4005</text:p>
          </table:table-cell>
          <table:table-cell table:formula="of:=1/[.C91]" office:value-type="float" office:value="0.0202427100940274" calcext:value-type="float">
            <text:p>0.0202427101</text:p>
          </table:table-cell>
          <table:table-cell table:formula="of:=[.D91]-[.D17]" office:value-type="float" office:value="0.0171004472877353" calcext:value-type="float">
            <text:p>0.0171004473</text:p>
          </table:table-cell>
          <table:table-cell table:formula="of:=INDIRECT([.$G$1]&amp;&quot;.G&quot;&amp;([.$G17]+[.$B$77]))" office:value-type="float" office:value="543" calcext:value-type="float">
            <text:p>543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/>
          <table:table-cell table:style-name="ce4" table:number-columns-repeated="2"/>
          <table:table-cell table:style-name="ce4" table:formula="of:=SUM([.E79:.E91])/[.$G$3]" office:value-type="float" office:value="0.0107246611533485" calcext:value-type="float">
            <text:p>0.0107246612</text:p>
          </table:table-cell>
          <table:table-cell table:style-name="ce6" table:formula="of:=SUM([.F79:.F91])/[.$G$3]" office:value-type="float" office:value="72.6923076923077" calcext:value-type="float">
            <text:p>73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DIFF_WITH_BLUR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Seconds / frame</text:p>
          </table:table-cell>
          <table:table-cell table:style-name="ce4" office:value-type="string" calcext:value-type="string">
            <text:p>Adjusted</text:p>
          </table:table-cell>
          <table:table-cell table:style-name="ce4" office:value-type="string" calcext:value-type="string">
            <text:p># motion frames</text:p>
          </table:table-cell>
          <table:table-cell table:number-columns-repeated="5"/>
        </table:table-row>
        <table:table-row table:style-name="ro1">
          <table:table-cell table:formula="of:=INDIRECT([.$G$1]&amp;&quot;.A&quot;&amp;([.$G5]+[.$B$96]))" office:value-type="string" office:string-value="emptyroom1.mp4" calcext:value-type="string">
            <text:p>emptyroom1.mp4</text:p>
          </table:table-cell>
          <table:table-cell/>
          <table:table-cell table:style-name="ce5" table:formula="of:=INDIRECT([.$G$1]&amp;&quot;.F&quot;&amp;([.$G5]+[.$B$96]))" office:value-type="float" office:value="68.3918" calcext:value-type="float">
            <text:p>68.3918</text:p>
          </table:table-cell>
          <table:table-cell table:formula="of:=1/[.C98]" office:value-type="float" office:value="0.0146216359271141" calcext:value-type="float">
            <text:p>0.0146216359</text:p>
          </table:table-cell>
          <table:table-cell table:formula="of:=[.D98]-[.D5]" office:value-type="float" office:value="0.0126951914308697" calcext:value-type="float">
            <text:p>0.0126951914</text:p>
          </table:table-cell>
          <table:table-cell table:formula="of:=INDIRECT([.$G$1]&amp;&quot;.G&quot;&amp;([.$G5]+[.$B$96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6]+[.$B$96]))" office:value-type="string" office:string-value="emptyroom2.mp4" calcext:value-type="string">
            <text:p>emptyroom2.mp4</text:p>
          </table:table-cell>
          <table:table-cell/>
          <table:table-cell table:style-name="ce5" table:formula="of:=INDIRECT([.$G$1]&amp;&quot;.F&quot;&amp;([.$G6]+[.$B$96]))" office:value-type="float" office:value="68.3468" calcext:value-type="float">
            <text:p>68.3468</text:p>
          </table:table-cell>
          <table:table-cell table:formula="of:=1/[.C99]" office:value-type="float" office:value="0.0146312629120895" calcext:value-type="float">
            <text:p>0.0146312629</text:p>
          </table:table-cell>
          <table:table-cell table:formula="of:=[.D99]-[.D6]" office:value-type="float" office:value="0.0127091248795131" calcext:value-type="float">
            <text:p>0.0127091249</text:p>
          </table:table-cell>
          <table:table-cell table:formula="of:=INDIRECT([.$G$1]&amp;&quot;.G&quot;&amp;([.$G6]+[.$B$96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7]+[.$B$96]))" office:value-type="string" office:string-value="lightingchange1.mp4" calcext:value-type="string">
            <text:p>lightingchange1.mp4</text:p>
          </table:table-cell>
          <table:table-cell/>
          <table:table-cell table:style-name="ce5" table:formula="of:=INDIRECT([.$G$1]&amp;&quot;.F&quot;&amp;([.$G7]+[.$B$96]))" office:value-type="float" office:value="67.8168" calcext:value-type="float">
            <text:p>67.8168</text:p>
          </table:table-cell>
          <table:table-cell table:formula="of:=1/[.C100]" office:value-type="float" office:value="0.014745608757712" calcext:value-type="float">
            <text:p>0.0147456088</text:p>
          </table:table-cell>
          <table:table-cell table:formula="of:=[.D100]-[.D7]" office:value-type="float" office:value="0.0128153453153573" calcext:value-type="float">
            <text:p>0.0128153453</text:p>
          </table:table-cell>
          <table:table-cell table:formula="of:=INDIRECT([.$G$1]&amp;&quot;.G&quot;&amp;([.$G7]+[.$B$96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8]+[.$B$96]))" office:value-type="string" office:string-value="lightingchange2.mp4" calcext:value-type="string">
            <text:p>lightingchange2.mp4</text:p>
          </table:table-cell>
          <table:table-cell/>
          <table:table-cell table:style-name="ce5" table:formula="of:=INDIRECT([.$G$1]&amp;&quot;.F&quot;&amp;([.$G8]+[.$B$96]))" office:value-type="float" office:value="68.2236" calcext:value-type="float">
            <text:p>68.2236</text:p>
          </table:table-cell>
          <table:table-cell table:formula="of:=1/[.C101]" office:value-type="float" office:value="0.0146576844376433" calcext:value-type="float">
            <text:p>0.0146576844</text:p>
          </table:table-cell>
          <table:table-cell table:formula="of:=[.D101]-[.D8]" office:value-type="float" office:value="0.0127311434456673" calcext:value-type="float">
            <text:p>0.0127311434</text:p>
          </table:table-cell>
          <table:table-cell table:formula="of:=INDIRECT([.$G$1]&amp;&quot;.G&quot;&amp;([.$G8]+[.$B$96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9]+[.$B$96]))" office:value-type="string" office:string-value="movinghuman1.mp4" calcext:value-type="string">
            <text:p>movinghuman1.mp4</text:p>
          </table:table-cell>
          <table:table-cell/>
          <table:table-cell table:style-name="ce5" table:formula="of:=INDIRECT([.$G$1]&amp;&quot;.F&quot;&amp;([.$G9]+[.$B$96]))" office:value-type="float" office:value="67.3515" calcext:value-type="float">
            <text:p>67.3515</text:p>
          </table:table-cell>
          <table:table-cell table:formula="of:=1/[.C102]" office:value-type="float" office:value="0.0148474792692071" calcext:value-type="float">
            <text:p>0.0148474793</text:p>
          </table:table-cell>
          <table:table-cell table:formula="of:=[.D102]-[.D9]" office:value-type="float" office:value="0.0129462373780037" calcext:value-type="float">
            <text:p>0.0129462374</text:p>
          </table:table-cell>
          <table:table-cell table:formula="of:=INDIRECT([.$G$1]&amp;&quot;.G&quot;&amp;([.$G9]+[.$B$96]))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table:formula="of:=INDIRECT([.$G$1]&amp;&quot;.A&quot;&amp;([.$G10]+[.$B$96]))" office:value-type="string" office:string-value="movinghuman2.mp4" calcext:value-type="string">
            <text:p>movinghuman2.mp4</text:p>
          </table:table-cell>
          <table:table-cell/>
          <table:table-cell table:style-name="ce5" table:formula="of:=INDIRECT([.$G$1]&amp;&quot;.F&quot;&amp;([.$G10]+[.$B$96]))" office:value-type="float" office:value="68.8898" calcext:value-type="float">
            <text:p>68.8898</text:p>
          </table:table-cell>
          <table:table-cell table:formula="of:=1/[.C103]" office:value-type="float" office:value="0.0145159370472842" calcext:value-type="float">
            <text:p>0.014515937</text:p>
          </table:table-cell>
          <table:table-cell table:formula="of:=[.D103]-[.D10]" office:value-type="float" office:value="0.0126171427816429" calcext:value-type="float">
            <text:p>0.0126171428</text:p>
          </table:table-cell>
          <table:table-cell table:formula="of:=INDIRECT([.$G$1]&amp;&quot;.G&quot;&amp;([.$G10]+[.$B$96]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formula="of:=INDIRECT([.$G$1]&amp;&quot;.A&quot;&amp;([.$G11]+[.$B$96]))" office:value-type="string" office:string-value="movinghuman4.mp4" calcext:value-type="string">
            <text:p>movinghuman4.mp4</text:p>
          </table:table-cell>
          <table:table-cell/>
          <table:table-cell table:style-name="ce5" table:formula="of:=INDIRECT([.$G$1]&amp;&quot;.F&quot;&amp;([.$G11]+[.$B$96]))" office:value-type="float" office:value="67.7663" calcext:value-type="float">
            <text:p>67.7663</text:p>
          </table:table-cell>
          <table:table-cell table:formula="of:=1/[.C104]" office:value-type="float" office:value="0.0147565973057405" calcext:value-type="float">
            <text:p>0.0147565973</text:p>
          </table:table-cell>
          <table:table-cell table:formula="of:=[.D104]-[.D11]" office:value-type="float" office:value="0.0128764916438023" calcext:value-type="float">
            <text:p>0.0128764916</text:p>
          </table:table-cell>
          <table:table-cell table:formula="of:=INDIRECT([.$G$1]&amp;&quot;.G&quot;&amp;([.$G11]+[.$B$96])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formula="of:=INDIRECT([.$G$1]&amp;&quot;.A&quot;&amp;([.$G12]+[.$B$96]))" office:value-type="string" office:string-value="stillhuman1.mp4" calcext:value-type="string">
            <text:p>stillhuman1.mp4</text:p>
          </table:table-cell>
          <table:table-cell/>
          <table:table-cell table:style-name="ce5" table:formula="of:=INDIRECT([.$G$1]&amp;&quot;.F&quot;&amp;([.$G12]+[.$B$96]))" office:value-type="float" office:value="67.7734" calcext:value-type="float">
            <text:p>67.7734</text:p>
          </table:table-cell>
          <table:table-cell table:formula="of:=1/[.C105]" office:value-type="float" office:value="0.014755051391844" calcext:value-type="float">
            <text:p>0.0147550514</text:p>
          </table:table-cell>
          <table:table-cell table:formula="of:=[.D105]-[.D12]" office:value-type="float" office:value="0.0127668217115513" calcext:value-type="float">
            <text:p>0.0127668217</text:p>
          </table:table-cell>
          <table:table-cell table:formula="of:=INDIRECT([.$G$1]&amp;&quot;.G&quot;&amp;([.$G12]+[.$B$96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3]+[.$B$96]))" office:value-type="string" office:string-value="street1.mp4" calcext:value-type="string">
            <text:p>street1.mp4</text:p>
          </table:table-cell>
          <table:table-cell/>
          <table:table-cell table:style-name="ce5" table:formula="of:=INDIRECT([.$G$1]&amp;&quot;.F&quot;&amp;([.$G13]+[.$B$96]))" office:value-type="float" office:value="67.5614" calcext:value-type="float">
            <text:p>67.5614</text:p>
          </table:table-cell>
          <table:table-cell table:formula="of:=1/[.C106]" office:value-type="float" office:value="0.0148013510673254" calcext:value-type="float">
            <text:p>0.0148013511</text:p>
          </table:table-cell>
          <table:table-cell table:formula="of:=[.D106]-[.D13]" office:value-type="float" office:value="0.0126872666138797" calcext:value-type="float">
            <text:p>0.0126872666</text:p>
          </table:table-cell>
          <table:table-cell table:formula="of:=INDIRECT([.$G$1]&amp;&quot;.G&quot;&amp;([.$G13]+[.$B$96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4]+[.$B$96]))" office:value-type="string" office:string-value="street2.mp4" calcext:value-type="string">
            <text:p>street2.mp4</text:p>
          </table:table-cell>
          <table:table-cell/>
          <table:table-cell table:style-name="ce5" table:formula="of:=INDIRECT([.$G$1]&amp;&quot;.F&quot;&amp;([.$G14]+[.$B$96]))" office:value-type="float" office:value="68.6902" calcext:value-type="float">
            <text:p>68.6902</text:p>
          </table:table-cell>
          <table:table-cell table:formula="of:=1/[.C107]" office:value-type="float" office:value="0.0145581174607149" calcext:value-type="float">
            <text:p>0.0145581175</text:p>
          </table:table-cell>
          <table:table-cell table:formula="of:=[.D107]-[.D14]" office:value-type="float" office:value="0.0125984513094405" calcext:value-type="float">
            <text:p>0.0125984513</text:p>
          </table:table-cell>
          <table:table-cell table:formula="of:=INDIRECT([.$G$1]&amp;&quot;.G&quot;&amp;([.$G14]+[.$B$96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5]+[.$B$96]))" office:value-type="string" office:string-value="street3.mp4" calcext:value-type="string">
            <text:p>street3.mp4</text:p>
          </table:table-cell>
          <table:table-cell/>
          <table:table-cell table:style-name="ce5" table:formula="of:=INDIRECT([.$G$1]&amp;&quot;.F&quot;&amp;([.$G15]+[.$B$96]))" office:value-type="float" office:value="67.5651" calcext:value-type="float">
            <text:p>67.5651</text:p>
          </table:table-cell>
          <table:table-cell table:formula="of:=1/[.C108]" office:value-type="float" office:value="0.0148005405157396" calcext:value-type="float">
            <text:p>0.0148005405</text:p>
          </table:table-cell>
          <table:table-cell table:formula="of:=[.D108]-[.D15]" office:value-type="float" office:value="0.0127222124890705" calcext:value-type="float">
            <text:p>0.0127222125</text:p>
          </table:table-cell>
          <table:table-cell table:formula="of:=INDIRECT([.$G$1]&amp;&quot;.G&quot;&amp;([.$G15]+[.$B$96]))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formula="of:=INDIRECT([.$G$1]&amp;&quot;.A&quot;&amp;([.$G16]+[.$B$96]))" office:value-type="string" office:string-value="street5.mp4" calcext:value-type="string">
            <text:p>street5.mp4</text:p>
          </table:table-cell>
          <table:table-cell/>
          <table:table-cell table:style-name="ce5" table:formula="of:=INDIRECT([.$G$1]&amp;&quot;.F&quot;&amp;([.$G16]+[.$B$96]))" office:value-type="float" office:value="67.9858" calcext:value-type="float">
            <text:p>67.9858</text:p>
          </table:table-cell>
          <table:table-cell table:formula="of:=1/[.C109]" office:value-type="float" office:value="0.0147089539286145" calcext:value-type="float">
            <text:p>0.0147089539</text:p>
          </table:table-cell>
          <table:table-cell table:formula="of:=[.D109]-[.D16]" office:value-type="float" office:value="0.0126599079644154" calcext:value-type="float">
            <text:p>0.012659908</text:p>
          </table:table-cell>
          <table:table-cell table:formula="of:=INDIRECT([.$G$1]&amp;&quot;.G&quot;&amp;([.$G16]+[.$B$96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7]+[.$B$96]))" office:value-type="string" office:string-value="multi-face.mov" calcext:value-type="string">
            <text:p>multi-face.mov</text:p>
          </table:table-cell>
          <table:table-cell/>
          <table:table-cell table:style-name="ce5" table:formula="of:=INDIRECT([.$G$1]&amp;&quot;.F&quot;&amp;([.$G17]+[.$B$96]))" office:value-type="float" office:value="44.5088" calcext:value-type="float">
            <text:p>44.5088</text:p>
          </table:table-cell>
          <table:table-cell table:formula="of:=1/[.C110]" office:value-type="float" office:value="0.0224674671076282" calcext:value-type="float">
            <text:p>0.0224674671</text:p>
          </table:table-cell>
          <table:table-cell table:formula="of:=[.D110]-[.D17]" office:value-type="float" office:value="0.0193252043013361" calcext:value-type="float">
            <text:p>0.0193252043</text:p>
          </table:table-cell>
          <table:table-cell table:formula="of:=INDIRECT([.$G$1]&amp;&quot;.G&quot;&amp;([.$G17]+[.$B$96]))" office:value-type="float" office:value="490" calcext:value-type="float">
            <text:p>49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/>
          <table:table-cell table:style-name="ce4" table:number-columns-repeated="2"/>
          <table:table-cell table:style-name="ce4" table:formula="of:=SUM([.E98:.E110])/[.$G$3]" office:value-type="float" office:value="0.0132423493280423" calcext:value-type="float">
            <text:p>0.0132423493</text:p>
          </table:table-cell>
          <table:table-cell table:style-name="ce6" table:formula="of:=SUM([.F98:.F110])/[.$G$3]" office:value-type="float" office:value="60.8461538461538" calcext:value-type="float">
            <text:p>61</text:p>
          </table:table-cell>
          <table:table-cell table:number-columns-repeated="5"/>
        </table:table-row>
        <table:table-row table:style-name="ro1" table:number-rows-repeated="104846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ace Manager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number-columns-repeated="1009" table:default-cell-style-name="Default"/>
        <table:table-row table:style-name="ro1">
          <table:table-cell table:style-name="ce1" office:value-type="string" calcext:value-type="string">
            <text:p>Face manager vs naive</text:p>
          </table:table-cell>
          <table:table-cell/>
          <table:table-cell table:style-name="ce3" table:number-columns-repeated="2"/>
          <table:table-cell/>
          <table:table-cell table:style-name="ce1" office:value-type="string" calcext:value-type="string">
            <text:p>Sheet</text:p>
          </table:table-cell>
          <table:table-cell table:style-name="ce7" office:value-type="string" calcext:value-type="string">
            <text:p>'manager-benchmark-results-x86_64-gtx1080'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table:style-name="ce1" office:value-type="string" calcext:value-type="string">
            <text:p>Stride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table:style-name="ce3" table:number-columns-repeated="2"/>
          <table:table-cell/>
          <table:table-cell table:style-name="ce1" office:value-type="string" calcext:value-type="string">
            <text:p># files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Naive</text:p>
          </table:table-cell>
          <table:table-cell table:style-name="ce1" table:number-columns-repeated="2"/>
          <table:table-cell table:style-name="ce1" office:value-type="string" calcext:value-type="string">
            <text:p>Manager 5</text:p>
          </table:table-cell>
          <table:table-cell table:style-name="ce1" table:number-columns-repeated="2"/>
          <table:table-cell table:style-name="ce1" office:value-type="string" calcext:value-type="string">
            <text:p>Manager 10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Motion</text:p>
          </table:table-cell>
          <table:table-cell table:style-name="ce1" office:value-type="string" calcext:value-type="string">
            <text:p><text:s/>#motion frames</text:p>
          </table:table-cell>
          <table:table-cell table:style-name="ce1" office:value-type="string" calcext:value-type="string">
            <text:p>FPS</text:p>
          </table:table-cell>
          <table:table-cell table:style-name="ce1" office:value-type="string" calcext:value-type="string">
            <text:p>Face detect</text:p>
          </table:table-cell>
          <table:table-cell table:style-name="ce1" office:value-type="string" calcext:value-type="string">
            <text:p>Face descriptor</text:p>
          </table:table-cell>
          <table:table-cell table:style-name="ce1" office:value-type="string" calcext:value-type="string">
            <text:p>FPS</text:p>
          </table:table-cell>
          <table:table-cell table:style-name="ce1" office:value-type="string" calcext:value-type="string">
            <text:p>Face detect</text:p>
          </table:table-cell>
          <table:table-cell table:style-name="ce1" office:value-type="string" calcext:value-type="string">
            <text:p>Face descriptor</text:p>
          </table:table-cell>
          <table:table-cell table:style-name="ce1" office:value-type="string" calcext:value-type="string">
            <text:p>FPS</text:p>
          </table:table-cell>
          <table:table-cell table:style-name="ce1" office:value-type="string" calcext:value-type="string">
            <text:p>Face detect</text:p>
          </table:table-cell>
          <table:table-cell table:style-name="ce1" office:value-type="string" calcext:value-type="string">
            <text:p>Face descriptor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ALWAYS</text:p>
          </table:table-cell>
          <table:table-cell office:value-type="float" office:value="284" calcext:value-type="float">
            <text:p>284</text:p>
          </table:table-cell>
          <table:table-cell office:value-type="float" office:value="7.01531" calcext:value-type="float">
            <text:p>7.01531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33.6688" calcext:value-type="float">
            <text:p>33.668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9.7824" calcext:value-type="float">
            <text:p>59.78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2</text:p>
          </table:table-cell>
          <table:table-cell office:value-type="float" office:value="142" calcext:value-type="float">
            <text:p>142</text:p>
          </table:table-cell>
          <table:table-cell office:value-type="float" office:value="13.8634" calcext:value-type="float">
            <text:p>13.8634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59.4284" calcext:value-type="float">
            <text:p>59.428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9.5855" calcext:value-type="float">
            <text:p>59.585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10</text:p>
          </table:table-cell>
          <table:table-cell office:value-type="float" office:value="28" calcext:value-type="float">
            <text:p>28</text:p>
          </table:table-cell>
          <table:table-cell office:value-type="float" office:value="59.6348" calcext:value-type="float">
            <text:p>59.634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9.8089" calcext:value-type="float">
            <text:p>59.808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9.5474" calcext:value-type="float">
            <text:p>59.547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ALWAYS</text:p>
          </table:table-cell>
          <table:table-cell office:value-type="float" office:value="284" calcext:value-type="float">
            <text:p>284</text:p>
          </table:table-cell>
          <table:table-cell office:value-type="float" office:value="7.13093" calcext:value-type="float">
            <text:p>7.13093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33.5338" calcext:value-type="float">
            <text:p>33.533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9.1282" calcext:value-type="float">
            <text:p>59.128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2</text:p>
          </table:table-cell>
          <table:table-cell office:value-type="float" office:value="142" calcext:value-type="float">
            <text:p>142</text:p>
          </table:table-cell>
          <table:table-cell office:value-type="float" office:value="14.0164" calcext:value-type="float">
            <text:p>14.0164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59.4769" calcext:value-type="float">
            <text:p>59.476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9.1246" calcext:value-type="float">
            <text:p>59.124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10</text:p>
          </table:table-cell>
          <table:table-cell office:value-type="float" office:value="28" calcext:value-type="float">
            <text:p>28</text:p>
          </table:table-cell>
          <table:table-cell office:value-type="float" office:value="60.389" calcext:value-type="float">
            <text:p>60.38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9.5252" calcext:value-type="float">
            <text:p>59.525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9.5818" calcext:value-type="float">
            <text:p>59.58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ALWAYS</text:p>
          </table:table-cell>
          <table:table-cell office:value-type="float" office:value="284" calcext:value-type="float">
            <text:p>284</text:p>
          </table:table-cell>
          <table:table-cell office:value-type="float" office:value="7.09866" calcext:value-type="float">
            <text:p>7.09866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33.5617" calcext:value-type="float">
            <text:p>33.561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9.5442" calcext:value-type="float">
            <text:p>59.544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2</text:p>
          </table:table-cell>
          <table:table-cell office:value-type="float" office:value="142" calcext:value-type="float">
            <text:p>142</text:p>
          </table:table-cell>
          <table:table-cell office:value-type="float" office:value="14.0027" calcext:value-type="float">
            <text:p>14.0027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58.9502" calcext:value-type="float">
            <text:p>58.950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9.0009" calcext:value-type="float">
            <text:p>59.00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10</text:p>
          </table:table-cell>
          <table:table-cell office:value-type="float" office:value="28" calcext:value-type="float">
            <text:p>28</text:p>
          </table:table-cell>
          <table:table-cell office:value-type="float" office:value="59.9115" calcext:value-type="float">
            <text:p>59.91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9.3464" calcext:value-type="float">
            <text:p>59.346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9.4045" calcext:value-type="float">
            <text:p>59.404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</text:p>
          </table:table-cell>
          <table:table-cell office:value-type="float" office:value="8" calcext:value-type="float">
            <text:p>8</text:p>
          </table:table-cell>
          <table:table-cell office:value-type="float" office:value="61.5062" calcext:value-type="float">
            <text:p>61.506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4.6332" calcext:value-type="float">
            <text:p>74.63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7.4154" calcext:value-type="float">
            <text:p>77.4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_WITH_BLUR</text:p>
          </table:table-cell>
          <table:table-cell office:value-type="float" office:value="8" calcext:value-type="float">
            <text:p>8</text:p>
          </table:table-cell>
          <table:table-cell office:value-type="float" office:value="56.9465" calcext:value-type="float">
            <text:p>56.946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7.9054" calcext:value-type="float">
            <text:p>67.90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.9188" calcext:value-type="float">
            <text:p>69.9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ALWAYS</text:p>
          </table:table-cell>
          <table:table-cell office:value-type="float" office:value="284" calcext:value-type="float">
            <text:p>284</text:p>
          </table:table-cell>
          <table:table-cell office:value-type="float" office:value="7.12506" calcext:value-type="float">
            <text:p>7.12506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32.2446" calcext:value-type="float">
            <text:p>32.244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7.717" calcext:value-type="float">
            <text:p>57.71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2</text:p>
          </table:table-cell>
          <table:table-cell office:value-type="float" office:value="142" calcext:value-type="float">
            <text:p>142</text:p>
          </table:table-cell>
          <table:table-cell office:value-type="float" office:value="14.0136" calcext:value-type="float">
            <text:p>14.0136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58.1612" calcext:value-type="float">
            <text:p>58.16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7.4893" calcext:value-type="float">
            <text:p>57.489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10</text:p>
          </table:table-cell>
          <table:table-cell office:value-type="float" office:value="28" calcext:value-type="float">
            <text:p>28</text:p>
          </table:table-cell>
          <table:table-cell office:value-type="float" office:value="60.2868" calcext:value-type="float">
            <text:p>60.286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8.0536" calcext:value-type="float">
            <text:p>58.05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7.5428" calcext:value-type="float">
            <text:p>57.542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ALWAYS</text:p>
          </table:table-cell>
          <table:table-cell office:value-type="float" office:value="285" calcext:value-type="float">
            <text:p>285</text:p>
          </table:table-cell>
          <table:table-cell office:value-type="float" office:value="6.99147" calcext:value-type="float">
            <text:p>6.99147</text:p>
          </table:table-cell>
          <table:table-cell office:value-type="float" office:value="285" calcext:value-type="float">
            <text:p>285</text:p>
          </table:table-cell>
          <table:table-cell office:value-type="float" office:value="131" calcext:value-type="float">
            <text:p>131</text:p>
          </table:table-cell>
          <table:table-cell office:value-type="float" office:value="29.8817" calcext:value-type="float">
            <text:p>29.881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50.6233" calcext:value-type="float">
            <text:p>50.623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2</text:p>
          </table:table-cell>
          <table:table-cell office:value-type="float" office:value="142" calcext:value-type="float">
            <text:p>142</text:p>
          </table:table-cell>
          <table:table-cell office:value-type="float" office:value="13.8212" calcext:value-type="float">
            <text:p>13.8212</text:p>
          </table:table-cell>
          <table:table-cell office:value-type="float" office:value="142" calcext:value-type="float">
            <text:p>142</text:p>
          </table:table-cell>
          <table:table-cell office:value-type="float" office:value="65" calcext:value-type="float">
            <text:p>65</text:p>
          </table:table-cell>
          <table:table-cell office:value-type="float" office:value="55.277" calcext:value-type="float">
            <text:p>55.27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5.3132" calcext:value-type="float">
            <text:p>55.313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10</text:p>
          </table:table-cell>
          <table:table-cell office:value-type="float" office:value="28" calcext:value-type="float">
            <text:p>28</text:p>
          </table:table-cell>
          <table:table-cell office:value-type="float" office:value="59.4694" calcext:value-type="float">
            <text:p>59.469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58.2288" calcext:value-type="float">
            <text:p>58.228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57.9501" calcext:value-type="float">
            <text:p>57.950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CONTOURS</text:p>
          </table:table-cell>
          <table:table-cell office:value-type="float" office:value="222" calcext:value-type="float">
            <text:p>222</text:p>
          </table:table-cell>
          <table:table-cell office:value-type="float" office:value="8.10999" calcext:value-type="float">
            <text:p>8.10999</text:p>
          </table:table-cell>
          <table:table-cell office:value-type="float" office:value="222" calcext:value-type="float">
            <text:p>222</text:p>
          </table:table-cell>
          <table:table-cell office:value-type="float" office:value="93" calcext:value-type="float">
            <text:p>93</text:p>
          </table:table-cell>
          <table:table-cell office:value-type="float" office:value="26.0572" calcext:value-type="float">
            <text:p>26.057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36.9667" calcext:value-type="float">
            <text:p>36.966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</text:p>
          </table:table-cell>
          <table:table-cell office:value-type="float" office:value="235" calcext:value-type="float">
            <text:p>235</text:p>
          </table:table-cell>
          <table:table-cell office:value-type="float" office:value="7.77391" calcext:value-type="float">
            <text:p>7.77391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office:value-type="float" office:value="25.9112" calcext:value-type="float">
            <text:p>25.911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37.3778" calcext:value-type="float">
            <text:p>37.377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_WITH_BLUR</text:p>
          </table:table-cell>
          <table:table-cell office:value-type="float" office:value="202" calcext:value-type="float">
            <text:p>202</text:p>
          </table:table-cell>
          <table:table-cell office:value-type="float" office:value="8.87038" calcext:value-type="float">
            <text:p>8.87038</text:p>
          </table:table-cell>
          <table:table-cell office:value-type="float" office:value="202" calcext:value-type="float">
            <text:p>202</text:p>
          </table:table-cell>
          <table:table-cell office:value-type="float" office:value="76" calcext:value-type="float">
            <text:p>76</text:p>
          </table:table-cell>
          <table:table-cell office:value-type="float" office:value="28.0949" calcext:value-type="float">
            <text:p>28.094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39.6567" calcext:value-type="float">
            <text:p>39.656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</text:p>
          </table:table-cell>
          <table:table-cell office:value-type="float" office:value="199" calcext:value-type="float">
            <text:p>199</text:p>
          </table:table-cell>
          <table:table-cell office:value-type="float" office:value="9.00798" calcext:value-type="float">
            <text:p>9.00798</text:p>
          </table:table-cell>
          <table:table-cell office:value-type="float" office:value="199" calcext:value-type="float">
            <text:p>199</text:p>
          </table:table-cell>
          <table:table-cell office:value-type="float" office:value="73" calcext:value-type="float">
            <text:p>73</text:p>
          </table:table-cell>
          <table:table-cell office:value-type="float" office:value="29.3357" calcext:value-type="float">
            <text:p>29.335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1.9493" calcext:value-type="float">
            <text:p>41.949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_WITH_BLUR</text:p>
          </table:table-cell>
          <table:table-cell office:value-type="float" office:value="151" calcext:value-type="float">
            <text:p>151</text:p>
          </table:table-cell>
          <table:table-cell office:value-type="float" office:value="11.3038" calcext:value-type="float">
            <text:p>11.3038</text:p>
          </table:table-cell>
          <table:table-cell office:value-type="float" office:value="151" calcext:value-type="float">
            <text:p>151</text:p>
          </table:table-cell>
          <table:table-cell office:value-type="float" office:value="42" calcext:value-type="float">
            <text:p>42</text:p>
          </table:table-cell>
          <table:table-cell office:value-type="float" office:value="32.6138" calcext:value-type="float">
            <text:p>32.613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3.1442" calcext:value-type="float">
            <text:p>43.14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ALWAYS</text:p>
          </table:table-cell>
          <table:table-cell office:value-type="float" office:value="285" calcext:value-type="float">
            <text:p>285</text:p>
          </table:table-cell>
          <table:table-cell office:value-type="float" office:value="7.07267" calcext:value-type="float">
            <text:p>7.07267</text:p>
          </table:table-cell>
          <table:table-cell office:value-type="float" office:value="285" calcext:value-type="float">
            <text:p>285</text:p>
          </table:table-cell>
          <table:table-cell office:value-type="float" office:value="66" calcext:value-type="float">
            <text:p>66</text:p>
          </table:table-cell>
          <table:table-cell office:value-type="float" office:value="31.613" calcext:value-type="float">
            <text:p>31.61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55.8973" calcext:value-type="float">
            <text:p>55.897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2</text:p>
          </table:table-cell>
          <table:table-cell office:value-type="float" office:value="142" calcext:value-type="float">
            <text:p>142</text:p>
          </table:table-cell>
          <table:table-cell office:value-type="float" office:value="13.98" calcext:value-type="float">
            <text:p>13.98</text:p>
          </table:table-cell>
          <table:table-cell office:value-type="float" office:value="142" calcext:value-type="float">
            <text:p>142</text:p>
          </table:table-cell>
          <table:table-cell office:value-type="float" office:value="29" calcext:value-type="float">
            <text:p>29</text:p>
          </table:table-cell>
          <table:table-cell office:value-type="float" office:value="57.6394" calcext:value-type="float">
            <text:p>57.639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8.0087" calcext:value-type="float">
            <text:p>58.008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10</text:p>
          </table:table-cell>
          <table:table-cell office:value-type="float" office:value="28" calcext:value-type="float">
            <text:p>28</text:p>
          </table:table-cell>
          <table:table-cell office:value-type="float" office:value="60.0822" calcext:value-type="float">
            <text:p>60.082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58.7396" calcext:value-type="float">
            <text:p>58.739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58.9935" calcext:value-type="float">
            <text:p>58.993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CONTOURS</text:p>
          </table:table-cell>
          <table:table-cell office:value-type="float" office:value="45" calcext:value-type="float">
            <text:p>45</text:p>
          </table:table-cell>
          <table:table-cell office:value-type="float" office:value="26.6799" calcext:value-type="float">
            <text:p>26.6799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50.8338" calcext:value-type="float">
            <text:p>50.83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6.8592" calcext:value-type="float">
            <text:p>56.85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</text:p>
          </table:table-cell>
          <table:table-cell office:value-type="float" office:value="72" calcext:value-type="float">
            <text:p>72</text:p>
          </table:table-cell>
          <table:table-cell office:value-type="float" office:value="20.7333" calcext:value-type="float">
            <text:p>20.7333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48.7417" calcext:value-type="float">
            <text:p>48.74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7.6114" calcext:value-type="float">
            <text:p>57.61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_WITH_BLUR</text:p>
          </table:table-cell>
          <table:table-cell office:value-type="float" office:value="35" calcext:value-type="float">
            <text:p>35</text:p>
          </table:table-cell>
          <table:table-cell office:value-type="float" office:value="32.0895" calcext:value-type="float">
            <text:p>32.0895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58.5219" calcext:value-type="float">
            <text:p>58.52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4.4049" calcext:value-type="float">
            <text:p>64.40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</text:p>
          </table:table-cell>
          <table:table-cell office:value-type="float" office:value="49" calcext:value-type="float">
            <text:p>49</text:p>
          </table:table-cell>
          <table:table-cell office:value-type="float" office:value="27.1425" calcext:value-type="float">
            <text:p>27.1425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57.0113" calcext:value-type="float">
            <text:p>57.01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3.0008" calcext:value-type="float">
            <text:p>63.00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_WITH_BLUR</text:p>
          </table:table-cell>
          <table:table-cell office:value-type="float" office:value="20" calcext:value-type="float">
            <text:p>20</text:p>
          </table:table-cell>
          <table:table-cell office:value-type="float" office:value="40.3142" calcext:value-type="float">
            <text:p>40.314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8.2604" calcext:value-type="float">
            <text:p>58.26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3.9035" calcext:value-type="float">
            <text:p>63.90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ALWAYS</text:p>
          </table:table-cell>
          <table:table-cell office:value-type="float" office:value="285" calcext:value-type="float">
            <text:p>285</text:p>
          </table:table-cell>
          <table:table-cell office:value-type="float" office:value="7.10193" calcext:value-type="float">
            <text:p>7.10193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33.0111" calcext:value-type="float">
            <text:p>33.011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9.8534" calcext:value-type="float">
            <text:p>59.85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2</text:p>
          </table:table-cell>
          <table:table-cell office:value-type="float" office:value="142" calcext:value-type="float">
            <text:p>142</text:p>
          </table:table-cell>
          <table:table-cell office:value-type="float" office:value="14.0395" calcext:value-type="float">
            <text:p>14.0395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59.4308" calcext:value-type="float">
            <text:p>59.430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9.8823" calcext:value-type="float">
            <text:p>59.882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10</text:p>
          </table:table-cell>
          <table:table-cell office:value-type="float" office:value="28" calcext:value-type="float">
            <text:p>28</text:p>
          </table:table-cell>
          <table:table-cell office:value-type="float" office:value="60.2857" calcext:value-type="float">
            <text:p>60.285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9.8475" calcext:value-type="float">
            <text:p>59.847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0.0055" calcext:value-type="float">
            <text:p>60.005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CONTOURS</text:p>
          </table:table-cell>
          <table:table-cell office:value-type="float" office:value="150" calcext:value-type="float">
            <text:p>150</text:p>
          </table:table-cell>
          <table:table-cell office:value-type="float" office:value="11.4587" calcext:value-type="float">
            <text:p>11.458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2.7524" calcext:value-type="float">
            <text:p>32.752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4.1352" calcext:value-type="float">
            <text:p>44.135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</text:p>
          </table:table-cell>
          <table:table-cell office:value-type="float" office:value="184" calcext:value-type="float">
            <text:p>184</text:p>
          </table:table-cell>
          <table:table-cell office:value-type="float" office:value="9.74712" calcext:value-type="float">
            <text:p>9.74712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1.2833" calcext:value-type="float">
            <text:p>31.283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5.5525" calcext:value-type="float">
            <text:p>45.552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_WITH_BLUR</text:p>
          </table:table-cell>
          <table:table-cell office:value-type="float" office:value="96" calcext:value-type="float">
            <text:p>96</text:p>
          </table:table-cell>
          <table:table-cell office:value-type="float" office:value="16.4844" calcext:value-type="float">
            <text:p>16.484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1.0282" calcext:value-type="float">
            <text:p>41.028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6.2236" calcext:value-type="float">
            <text:p>56.22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</text:p>
          </table:table-cell>
          <table:table-cell office:value-type="float" office:value="96" calcext:value-type="float">
            <text:p>96</text:p>
          </table:table-cell>
          <table:table-cell office:value-type="float" office:value="16.7721" calcext:value-type="float">
            <text:p>16.772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5.3559" calcext:value-type="float">
            <text:p>45.355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9.284" calcext:value-type="float">
            <text:p>59.28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_WITH_BLUR</text:p>
          </table:table-cell>
          <table:table-cell office:value-type="float" office:value="75" calcext:value-type="float">
            <text:p>75</text:p>
          </table:table-cell>
          <table:table-cell office:value-type="float" office:value="19.51" calcext:value-type="float">
            <text:p>19.5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.8376" calcext:value-type="float">
            <text:p>45.837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4.65" calcext:value-type="float">
            <text:p>54.6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ALWAYS</text:p>
          </table:table-cell>
          <table:table-cell office:value-type="float" office:value="284" calcext:value-type="float">
            <text:p>284</text:p>
          </table:table-cell>
          <table:table-cell office:value-type="float" office:value="7.06372" calcext:value-type="float">
            <text:p>7.06372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33.5466" calcext:value-type="float">
            <text:p>33.546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9.9426" calcext:value-type="float">
            <text:p>59.942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2</text:p>
          </table:table-cell>
          <table:table-cell office:value-type="float" office:value="142" calcext:value-type="float">
            <text:p>142</text:p>
          </table:table-cell>
          <table:table-cell office:value-type="float" office:value="13.9686" calcext:value-type="float">
            <text:p>13.9686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60.3082" calcext:value-type="float">
            <text:p>60.308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0.1336" calcext:value-type="float">
            <text:p>60.13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10</text:p>
          </table:table-cell>
          <table:table-cell office:value-type="float" office:value="28" calcext:value-type="float">
            <text:p>28</text:p>
          </table:table-cell>
          <table:table-cell office:value-type="float" office:value="60.6459" calcext:value-type="float">
            <text:p>60.645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9.5892" calcext:value-type="float">
            <text:p>59.589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0.2681" calcext:value-type="float">
            <text:p>60.268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ALWAYS</text:p>
          </table:table-cell>
          <table:table-cell office:value-type="float" office:value="288" calcext:value-type="float">
            <text:p>288</text:p>
          </table:table-cell>
          <table:table-cell office:value-type="float" office:value="7.07641" calcext:value-type="float">
            <text:p>7.07641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.5214" calcext:value-type="float">
            <text:p>33.521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.0772" calcext:value-type="float">
            <text:p>64.077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2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63.8759" calcext:value-type="float">
            <text:p>63.875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3.9554" calcext:value-type="float">
            <text:p>63.955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10</text:p>
          </table:table-cell>
          <table:table-cell office:value-type="float" office:value="28" calcext:value-type="float">
            <text:p>28</text:p>
          </table:table-cell>
          <table:table-cell office:value-type="float" office:value="64.64" calcext:value-type="float">
            <text:p>64.6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3.9969" calcext:value-type="float">
            <text:p>63.996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4.1382" calcext:value-type="float">
            <text:p>64.138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</text:p>
          </table:table-cell>
          <table:table-cell office:value-type="float" office:value="2" calcext:value-type="float">
            <text:p>2</text:p>
          </table:table-cell>
          <table:table-cell office:value-type="float" office:value="75.86" calcext:value-type="float">
            <text:p>75.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.8962" calcext:value-type="float">
            <text:p>80.8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418" calcext:value-type="float">
            <text:p>81.4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ALWAYS</text:p>
          </table:table-cell>
          <table:table-cell office:value-type="float" office:value="288" calcext:value-type="float">
            <text:p>288</text:p>
          </table:table-cell>
          <table:table-cell office:value-type="float" office:value="7.10161" calcext:value-type="float">
            <text:p>7.10161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.6046" calcext:value-type="float">
            <text:p>33.604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.3479" calcext:value-type="float">
            <text:p>64.347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2</text:p>
          </table:table-cell>
          <table:table-cell office:value-type="float" office:value="144" calcext:value-type="float">
            <text:p>144</text:p>
          </table:table-cell>
          <table:table-cell office:value-type="float" office:value="14.007" calcext:value-type="float">
            <text:p>14.007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63.1361" calcext:value-type="float">
            <text:p>63.136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4.2729" calcext:value-type="float">
            <text:p>64.272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10</text:p>
          </table:table-cell>
          <table:table-cell office:value-type="float" office:value="28" calcext:value-type="float">
            <text:p>28</text:p>
          </table:table-cell>
          <table:table-cell office:value-type="float" office:value="64.5208" calcext:value-type="float">
            <text:p>64.520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3.5735" calcext:value-type="float">
            <text:p>63.573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4.2533" calcext:value-type="float">
            <text:p>64.253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ALWAYS</text:p>
          </table:table-cell>
          <table:table-cell office:value-type="float" office:value="288" calcext:value-type="float">
            <text:p>288</text:p>
          </table:table-cell>
          <table:table-cell office:value-type="float" office:value="7.07614" calcext:value-type="float">
            <text:p>7.0761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.6783" calcext:value-type="float">
            <text:p>33.678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.2737" calcext:value-type="float">
            <text:p>64.273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2</text:p>
          </table:table-cell>
          <table:table-cell office:value-type="float" office:value="144" calcext:value-type="float">
            <text:p>144</text:p>
          </table:table-cell>
          <table:table-cell office:value-type="float" office:value="13.9485" calcext:value-type="float">
            <text:p>13.9485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64.2875" calcext:value-type="float">
            <text:p>64.287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4.3485" calcext:value-type="float">
            <text:p>64.348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10</text:p>
          </table:table-cell>
          <table:table-cell office:value-type="float" office:value="28" calcext:value-type="float">
            <text:p>28</text:p>
          </table:table-cell>
          <table:table-cell office:value-type="float" office:value="64.7508" calcext:value-type="float">
            <text:p>64.750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4.2085" calcext:value-type="float">
            <text:p>64.208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4.305" calcext:value-type="float">
            <text:p>64.30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CONTOURS</text:p>
          </table:table-cell>
          <table:table-cell office:value-type="float" office:value="56" calcext:value-type="float">
            <text:p>56</text:p>
          </table:table-cell>
          <table:table-cell office:value-type="float" office:value="23.9778" calcext:value-type="float">
            <text:p>23.977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9.9261" calcext:value-type="float">
            <text:p>49.92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8.4047" calcext:value-type="float">
            <text:p>58.40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</text:p>
          </table:table-cell>
          <table:table-cell office:value-type="float" office:value="59" calcext:value-type="float">
            <text:p>59</text:p>
          </table:table-cell>
          <table:table-cell office:value-type="float" office:value="24.5795" calcext:value-type="float">
            <text:p>24.579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4.5246" calcext:value-type="float">
            <text:p>54.52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5.4381" calcext:value-type="float">
            <text:p>65.43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_WITH_BLUR</text:p>
          </table:table-cell>
          <table:table-cell office:value-type="float" office:value="45" calcext:value-type="float">
            <text:p>45</text:p>
          </table:table-cell>
          <table:table-cell office:value-type="float" office:value="28.3909" calcext:value-type="float">
            <text:p>28.390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6.1866" calcext:value-type="float">
            <text:p>56.186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3.1093" calcext:value-type="float">
            <text:p>63.10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</text:p>
          </table:table-cell>
          <table:table-cell office:value-type="float" office:value="58" calcext:value-type="float">
            <text:p>58</text:p>
          </table:table-cell>
          <table:table-cell office:value-type="float" office:value="24.6702" calcext:value-type="float">
            <text:p>24.670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4.1827" calcext:value-type="float">
            <text:p>54.18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.3976" calcext:value-type="float">
            <text:p>64.397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_WITH_BLUR</text:p>
          </table:table-cell>
          <table:table-cell office:value-type="float" office:value="55" calcext:value-type="float">
            <text:p>55</text:p>
          </table:table-cell>
          <table:table-cell office:value-type="float" office:value="24.3094" calcext:value-type="float">
            <text:p>24.309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9.3086" calcext:value-type="float">
            <text:p>49.30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7.7589" calcext:value-type="float">
            <text:p>57.75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ALWAYS</text:p>
          </table:table-cell>
          <table:table-cell office:value-type="float" office:value="288" calcext:value-type="float">
            <text:p>288</text:p>
          </table:table-cell>
          <table:table-cell office:value-type="float" office:value="7.08467" calcext:value-type="float">
            <text:p>7.08467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.5898" calcext:value-type="float">
            <text:p>33.589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.2526" calcext:value-type="float">
            <text:p>64.252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2</text:p>
          </table:table-cell>
          <table:table-cell office:value-type="float" office:value="144" calcext:value-type="float">
            <text:p>144</text:p>
          </table:table-cell>
          <table:table-cell office:value-type="float" office:value="13.9732" calcext:value-type="float">
            <text:p>13.973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64.1369" calcext:value-type="float">
            <text:p>64.136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4.1886" calcext:value-type="float">
            <text:p>64.188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10</text:p>
          </table:table-cell>
          <table:table-cell office:value-type="float" office:value="28" calcext:value-type="float">
            <text:p>28</text:p>
          </table:table-cell>
          <table:table-cell office:value-type="float" office:value="64.692" calcext:value-type="float">
            <text:p>64.69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3.9294" calcext:value-type="float">
            <text:p>63.929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3.7245" calcext:value-type="float">
            <text:p>63.724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ALWAYS</text:p>
          </table:table-cell>
          <table:table-cell office:value-type="float" office:value="910" calcext:value-type="float">
            <text:p>910</text:p>
          </table:table-cell>
          <table:table-cell office:value-type="float" office:value="4.3304" calcext:value-type="float">
            <text:p>4.3304</text:p>
          </table:table-cell>
          <table:table-cell office:value-type="float" office:value="910" calcext:value-type="float">
            <text:p>910</text:p>
          </table:table-cell>
          <table:table-cell office:value-type="float" office:value="462" calcext:value-type="float">
            <text:p>462</text:p>
          </table:table-cell>
          <table:table-cell office:value-type="float" office:value="19.0121" calcext:value-type="float">
            <text:p>19.0121</text:p>
          </table:table-cell>
          <table:table-cell office:value-type="float" office:value="182" calcext:value-type="float">
            <text:p>182</text:p>
          </table:table-cell>
          <table:table-cell office:value-type="float" office:value="21" calcext:value-type="float">
            <text:p>21</text:p>
          </table:table-cell>
          <table:table-cell office:value-type="float" office:value="33.4158" calcext:value-type="float">
            <text:p>33.4158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2</text:p>
          </table:table-cell>
          <table:table-cell office:value-type="float" office:value="455" calcext:value-type="float">
            <text:p>455</text:p>
          </table:table-cell>
          <table:table-cell office:value-type="float" office:value="8.55762" calcext:value-type="float">
            <text:p>8.55762</text:p>
          </table:table-cell>
          <table:table-cell office:value-type="float" office:value="455" calcext:value-type="float">
            <text:p>455</text:p>
          </table:table-cell>
          <table:table-cell office:value-type="float" office:value="231" calcext:value-type="float">
            <text:p>231</text:p>
          </table:table-cell>
          <table:table-cell office:value-type="float" office:value="35.7845" calcext:value-type="float">
            <text:p>35.7845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35.8086" calcext:value-type="float">
            <text:p>35.8086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10</text:p>
          </table:table-cell>
          <table:table-cell office:value-type="float" office:value="91" calcext:value-type="float">
            <text:p>91</text:p>
          </table:table-cell>
          <table:table-cell office:value-type="float" office:value="38.269" calcext:value-type="float">
            <text:p>38.269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37.3048" calcext:value-type="float">
            <text:p>37.3048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37.2613" calcext:value-type="float">
            <text:p>37.2613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CONTOURS</text:p>
          </table:table-cell>
          <table:table-cell office:value-type="float" office:value="589" calcext:value-type="float">
            <text:p>589</text:p>
          </table:table-cell>
          <table:table-cell office:value-type="float" office:value="5.88014" calcext:value-type="float">
            <text:p>5.88014</text:p>
          </table:table-cell>
          <table:table-cell office:value-type="float" office:value="589" calcext:value-type="float">
            <text:p>589</text:p>
          </table:table-cell>
          <table:table-cell office:value-type="float" office:value="434" calcext:value-type="float">
            <text:p>434</text:p>
          </table:table-cell>
          <table:table-cell office:value-type="float" office:value="17.8884" calcext:value-type="float">
            <text:p>17.8884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24.5247" calcext:value-type="float">
            <text:p>24.5247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</text:p>
          </table:table-cell>
          <table:table-cell office:value-type="float" office:value="589" calcext:value-type="float">
            <text:p>589</text:p>
          </table:table-cell>
          <table:table-cell office:value-type="float" office:value="5.92514" calcext:value-type="float">
            <text:p>5.92514</text:p>
          </table:table-cell>
          <table:table-cell office:value-type="float" office:value="589" calcext:value-type="float">
            <text:p>589</text:p>
          </table:table-cell>
          <table:table-cell office:value-type="float" office:value="457" calcext:value-type="float">
            <text:p>457</text:p>
          </table:table-cell>
          <table:table-cell office:value-type="float" office:value="18.5507" calcext:value-type="float">
            <text:p>18.5507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25.5552" calcext:value-type="float">
            <text:p>25.5552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_WITH_BLUR</text:p>
          </table:table-cell>
          <table:table-cell office:value-type="float" office:value="550" calcext:value-type="float">
            <text:p>550</text:p>
          </table:table-cell>
          <table:table-cell office:value-type="float" office:value="6.27116" calcext:value-type="float">
            <text:p>6.27116</text:p>
          </table:table-cell>
          <table:table-cell office:value-type="float" office:value="550" calcext:value-type="float">
            <text:p>550</text:p>
          </table:table-cell>
          <table:table-cell office:value-type="float" office:value="410" calcext:value-type="float">
            <text:p>410</text:p>
          </table:table-cell>
          <table:table-cell office:value-type="float" office:value="18.9573" calcext:value-type="float">
            <text:p>18.9573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25.9255" calcext:value-type="float">
            <text:p>25.9255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</text:p>
          </table:table-cell>
          <table:table-cell office:value-type="float" office:value="543" calcext:value-type="float">
            <text:p>543</text:p>
          </table:table-cell>
          <table:table-cell office:value-type="float" office:value="6.35564" calcext:value-type="float">
            <text:p>6.35564</text:p>
          </table:table-cell>
          <table:table-cell office:value-type="float" office:value="543" calcext:value-type="float">
            <text:p>543</text:p>
          </table:table-cell>
          <table:table-cell office:value-type="float" office:value="400" calcext:value-type="float">
            <text:p>400</text:p>
          </table:table-cell>
          <table:table-cell office:value-type="float" office:value="19.6037" calcext:value-type="float">
            <text:p>19.603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26.6735" calcext:value-type="float">
            <text:p>26.6735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_WITH_BLUR</text:p>
          </table:table-cell>
          <table:table-cell office:value-type="float" office:value="490" calcext:value-type="float">
            <text:p>490</text:p>
          </table:table-cell>
          <table:table-cell office:value-type="float" office:value="6.88764" calcext:value-type="float">
            <text:p>6.88764</text:p>
          </table:table-cell>
          <table:table-cell office:value-type="float" office:value="490" calcext:value-type="float">
            <text:p>490</text:p>
          </table:table-cell>
          <table:table-cell office:value-type="float" office:value="350" calcext:value-type="float">
            <text:p>350</text:p>
          </table:table-cell>
          <table:table-cell office:value-type="float" office:value="20.4182" calcext:value-type="float">
            <text:p>20.4182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7.216" calcext:value-type="float">
            <text:p>27.216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</table:table>
      <table:table table:name="manager-benchmark-results-x86_64-gtx1080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Manager?</text:p>
          </table:table-cell>
          <table:table-cell office:value-type="string" calcext:value-type="string">
            <text:p><text:s/>Detect inteval</text:p>
          </table:table-cell>
          <table:table-cell office:value-type="string" calcext:value-type="string">
            <text:p><text:s/>#frames</text:p>
          </table:table-cell>
          <table:table-cell office:value-type="string" calcext:value-type="string">
            <text:p><text:s/>FPS</text:p>
          </table:table-cell>
          <table:table-cell office:value-type="string" calcext:value-type="string">
            <text:p><text:s/>#motion frames</text:p>
          </table:table-cell>
          <table:table-cell office:value-type="string" calcext:value-type="string">
            <text:p><text:s/>#face detect</text:p>
          </table:table-cell>
          <table:table-cell office:value-type="string" calcext:value-type="string">
            <text:p><text:s/>#face extract</text:p>
          </table:table-cell>
          <table:table-cell office:value-type="string" calcext:value-type="string">
            <text:p><text:s/>#face descriptor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4.651" calcext:value-type="float">
            <text:p>504.651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9.091" calcext:value-type="float">
            <text:p>519.0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8.803" calcext:value-type="float">
            <text:p>508.803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8.513" calcext:value-type="float">
            <text:p>518.51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6825" calcext:value-type="float">
            <text:p>66.68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876" calcext:value-type="float">
            <text:p>82.8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5.1415" calcext:value-type="float">
            <text:p>75.14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2.0201" calcext:value-type="float">
            <text:p>82.02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8.3918" calcext:value-type="float">
            <text:p>68.39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.01531" calcext:value-type="float">
            <text:p>7.01531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7.667" calcext:value-type="float">
            <text:p>527.6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3.8634" calcext:value-type="float">
            <text:p>13.8634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9.6348" calcext:value-type="float">
            <text:p>59.634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5.7629" calcext:value-type="float">
            <text:p>65.76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1.5478" calcext:value-type="float">
            <text:p>81.54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2.9486" calcext:value-type="float">
            <text:p>72.94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1.422" calcext:value-type="float">
            <text:p>81.4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3258" calcext:value-type="float">
            <text:p>67.32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3.6688" calcext:value-type="float">
            <text:p>33.6688</text:p>
          </table:table-cell>
          <table:table-cell office:value-type="float" office:value="284" calcext:value-type="float">
            <text:p>2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16.804" calcext:value-type="float">
            <text:p>516.8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9.4284" calcext:value-type="float">
            <text:p>59.428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9.8089" calcext:value-type="float">
            <text:p>59.808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65.8657" calcext:value-type="float">
            <text:p>65.86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81.5937" calcext:value-type="float">
            <text:p>81.59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73.4242" calcext:value-type="float">
            <text:p>73.42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81.7107" calcext:value-type="float">
            <text:p>81.71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67.1409" calcext:value-type="float">
            <text:p>67.14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7824" calcext:value-type="float">
            <text:p>59.7824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12.217" calcext:value-type="float">
            <text:p>512.2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5855" calcext:value-type="float">
            <text:p>59.5855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5474" calcext:value-type="float">
            <text:p>59.547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6.0598" calcext:value-type="float">
            <text:p>66.05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81.6818" calcext:value-type="float">
            <text:p>81.68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73.8759" calcext:value-type="float">
            <text:p>73.87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81.83" calcext:value-type="float">
            <text:p>81.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67.0558" calcext:value-type="float">
            <text:p>67.05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3.175" calcext:value-type="float">
            <text:p>523.175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0.254" calcext:value-type="float">
            <text:p>520.2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8.559" calcext:value-type="float">
            <text:p>508.559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1.143" calcext:value-type="float">
            <text:p>521.14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2573" calcext:value-type="float">
            <text:p>66.25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7591" calcext:value-type="float">
            <text:p>82.75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4.2908" calcext:value-type="float">
            <text:p>74.29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2.9243" calcext:value-type="float">
            <text:p>82.92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8.3468" calcext:value-type="float">
            <text:p>68.34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.13093" calcext:value-type="float">
            <text:p>7.13093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9.306" calcext:value-type="float">
            <text:p>529.3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4.0164" calcext:value-type="float">
            <text:p>14.0164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60.389" calcext:value-type="float">
            <text:p>60.38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5.8004" calcext:value-type="float">
            <text:p>65.80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1.992" calcext:value-type="float">
            <text:p>81.9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3.3245" calcext:value-type="float">
            <text:p>73.32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1.8841" calcext:value-type="float">
            <text:p>81.88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4236" calcext:value-type="float">
            <text:p>67.4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3.5338" calcext:value-type="float">
            <text:p>33.5338</text:p>
          </table:table-cell>
          <table:table-cell office:value-type="float" office:value="284" calcext:value-type="float">
            <text:p>2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13.059" calcext:value-type="float">
            <text:p>513.0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9.4769" calcext:value-type="float">
            <text:p>59.4769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9.5252" calcext:value-type="float">
            <text:p>59.525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65.2001" calcext:value-type="float">
            <text:p>65.20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81.6328" calcext:value-type="float">
            <text:p>81.63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72.2995" calcext:value-type="float">
            <text:p>72.29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80.784" calcext:value-type="float">
            <text:p>80.7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66.4522" calcext:value-type="float">
            <text:p>66.45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1282" calcext:value-type="float">
            <text:p>59.1282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13.517" calcext:value-type="float">
            <text:p>513.5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1246" calcext:value-type="float">
            <text:p>59.1246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5818" calcext:value-type="float">
            <text:p>59.581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5.4565" calcext:value-type="float">
            <text:p>65.45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81.8741" calcext:value-type="float">
            <text:p>81.87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72.4872" calcext:value-type="float">
            <text:p>72.48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80.9494" calcext:value-type="float">
            <text:p>80.94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66.8035" calcext:value-type="float">
            <text:p>66.80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5.914" calcext:value-type="float">
            <text:p>515.914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8.064" calcext:value-type="float">
            <text:p>518.0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8.132" calcext:value-type="float">
            <text:p>508.132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6.03" calcext:value-type="float">
            <text:p>516.0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5152" calcext:value-type="float">
            <text:p>66.51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8733" calcext:value-type="float">
            <text:p>82.873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4.4475" calcext:value-type="float">
            <text:p>74.447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2.3637" calcext:value-type="float">
            <text:p>82.36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8168" calcext:value-type="float">
            <text:p>67.81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.09866" calcext:value-type="float">
            <text:p>7.09866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5.914" calcext:value-type="float">
            <text:p>505.9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4.0027" calcext:value-type="float">
            <text:p>14.0027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9.9115" calcext:value-type="float">
            <text:p>59.911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0366" calcext:value-type="float">
            <text:p>66.03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1.5062" calcext:value-type="float">
            <text:p>61.506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56.9465" calcext:value-type="float">
            <text:p>56.946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2.0721" calcext:value-type="float">
            <text:p>82.07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3636" calcext:value-type="float">
            <text:p>67.36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3.5617" calcext:value-type="float">
            <text:p>33.5617</text:p>
          </table:table-cell>
          <table:table-cell office:value-type="float" office:value="284" calcext:value-type="float">
            <text:p>2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14.027" calcext:value-type="float">
            <text:p>514.0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8.9502" calcext:value-type="float">
            <text:p>58.9502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9.3464" calcext:value-type="float">
            <text:p>59.346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64.651" calcext:value-type="float">
            <text:p>64.6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74.6332" calcext:value-type="float">
            <text:p>74.63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67.9054" calcext:value-type="float">
            <text:p>67.905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80.9091" calcext:value-type="float">
            <text:p>80.90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66.5586" calcext:value-type="float">
            <text:p>66.55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5442" calcext:value-type="float">
            <text:p>59.5442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24.877" calcext:value-type="float">
            <text:p>524.8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0009" calcext:value-type="float">
            <text:p>59.0009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4045" calcext:value-type="float">
            <text:p>59.404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4.8157" calcext:value-type="float">
            <text:p>64.81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77.4154" calcext:value-type="float">
            <text:p>77.41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9.9188" calcext:value-type="float">
            <text:p>69.918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80.4637" calcext:value-type="float">
            <text:p>80.46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67.2984" calcext:value-type="float">
            <text:p>67.29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0.773" calcext:value-type="float">
            <text:p>520.773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9.065" calcext:value-type="float">
            <text:p>519.0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8.635" calcext:value-type="float">
            <text:p>518.635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2.981" calcext:value-type="float">
            <text:p>522.98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1832" calcext:value-type="float">
            <text:p>66.18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7209" calcext:value-type="float">
            <text:p>82.72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4.0774" calcext:value-type="float">
            <text:p>74.07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2.3559" calcext:value-type="float">
            <text:p>82.35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8.2236" calcext:value-type="float">
            <text:p>68.2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.12506" calcext:value-type="float">
            <text:p>7.12506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2.991" calcext:value-type="float">
            <text:p>522.9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4.0136" calcext:value-type="float">
            <text:p>14.0136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60.2868" calcext:value-type="float">
            <text:p>60.286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0138" calcext:value-type="float">
            <text:p>66.01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1.9339" calcext:value-type="float">
            <text:p>81.93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3.4257" calcext:value-type="float">
            <text:p>73.42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1.3231" calcext:value-type="float">
            <text:p>81.32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1065" calcext:value-type="float">
            <text:p>67.10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2.2446" calcext:value-type="float">
            <text:p>32.2446</text:p>
          </table:table-cell>
          <table:table-cell office:value-type="float" office:value="284" calcext:value-type="float">
            <text:p>2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19.142" calcext:value-type="float">
            <text:p>519.1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8.1612" calcext:value-type="float">
            <text:p>58.1612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8.0536" calcext:value-type="float">
            <text:p>58.053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65.4188" calcext:value-type="float">
            <text:p>65.41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80.6528" calcext:value-type="float">
            <text:p>80.65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71.4491" calcext:value-type="float">
            <text:p>71.44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81.1679" calcext:value-type="float">
            <text:p>81.16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67.0156" calcext:value-type="float">
            <text:p>67.01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7.717" calcext:value-type="float">
            <text:p>57.717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22.28" calcext:value-type="float">
            <text:p>522.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7.4893" calcext:value-type="float">
            <text:p>57.4893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7.5428" calcext:value-type="float">
            <text:p>57.542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4.9405" calcext:value-type="float">
            <text:p>64.94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81.0905" calcext:value-type="float">
            <text:p>81.09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72.2448" calcext:value-type="float">
            <text:p>72.24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80.7705" calcext:value-type="float">
            <text:p>80.77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66.4679" calcext:value-type="float">
            <text:p>66.46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1.882" calcext:value-type="float">
            <text:p>521.882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5.972" calcext:value-type="float">
            <text:p>525.9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3.405" calcext:value-type="float">
            <text:p>523.405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16.604" calcext:value-type="float">
            <text:p>516.60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65.6214" calcext:value-type="float">
            <text:p>65.6214</text:p>
          </table:table-cell>
          <table:table-cell office:value-type="float" office:value="222" calcext:value-type="float">
            <text:p>2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82.9893" calcext:value-type="float">
            <text:p>82.9893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5.2755" calcext:value-type="float">
            <text:p>75.2755</text:p>
          </table:table-cell>
          <table:table-cell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3775" calcext:value-type="float">
            <text:p>82.3775</text:p>
          </table:table-cell>
          <table:table-cell office:value-type="float" office:value="199" calcext:value-type="float">
            <text:p>1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7.3515" calcext:value-type="float">
            <text:p>67.3515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6.99147" calcext:value-type="float">
            <text:p>6.99147</text:p>
          </table:table-cell>
          <table:table-cell table:number-columns-repeated="2" office:value-type="float" office:value="285" calcext:value-type="float">
            <text:p>285</text:p>
          </table:table-cell>
          <table:table-cell table:number-columns-repeated="2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17.195" calcext:value-type="float">
            <text:p>517.1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13.8212" calcext:value-type="float">
            <text:p>13.8212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9.4694" calcext:value-type="float">
            <text:p>59.469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8.10999" calcext:value-type="float">
            <text:p>8.10999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.77391" calcext:value-type="float">
            <text:p>7.77391</text:p>
          </table:table-cell>
          <table:table-cell table:number-columns-repeated="2" office:value-type="float" office:value="235" calcext:value-type="float">
            <text:p>235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8.87038" calcext:value-type="float">
            <text:p>8.87038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9.00798" calcext:value-type="float">
            <text:p>9.00798</text:p>
          </table:table-cell>
          <table:table-cell table:number-columns-repeated="2" office:value-type="float" office:value="199" calcext:value-type="float">
            <text:p>199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11.3038" calcext:value-type="float">
            <text:p>11.3038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29.8817" calcext:value-type="float">
            <text:p>29.8817</text:p>
          </table:table-cell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28.264" calcext:value-type="float">
            <text:p>528.2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5.277" calcext:value-type="float">
            <text:p>55.277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8.2288" calcext:value-type="float">
            <text:p>58.228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26.0572" calcext:value-type="float">
            <text:p>26.0572</text:p>
          </table:table-cell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25.9112" calcext:value-type="float">
            <text:p>25.9112</text:p>
          </table:table-cell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28.0949" calcext:value-type="float">
            <text:p>28.0949</text:p>
          </table:table-cell>
          <table:table-cell office:value-type="float" office:value="202" calcext:value-type="float">
            <text:p>20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29.3357" calcext:value-type="float">
            <text:p>29.3357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32.6138" calcext:value-type="float">
            <text:p>32.6138</text:p>
          </table:table-cell>
          <table:table-cell office:value-type="float" office:value="151" calcext:value-type="float">
            <text:p>15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0.6233" calcext:value-type="float">
            <text:p>50.6233</text:p>
          </table:table-cell>
          <table:table-cell office:value-type="float" office:value="285" calcext:value-type="float">
            <text:p>28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29.704" calcext:value-type="float">
            <text:p>529.7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5.3132" calcext:value-type="float">
            <text:p>55.3132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7.9501" calcext:value-type="float">
            <text:p>57.950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36.9667" calcext:value-type="float">
            <text:p>36.9667</text:p>
          </table:table-cell>
          <table:table-cell office:value-type="float" office:value="222" calcext:value-type="float">
            <text:p>2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37.3778" calcext:value-type="float">
            <text:p>37.3778</text:p>
          </table:table-cell>
          <table:table-cell office:value-type="float" office:value="235" calcext:value-type="float">
            <text:p>23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39.6567" calcext:value-type="float">
            <text:p>39.6567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41.9493" calcext:value-type="float">
            <text:p>41.9493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43.1442" calcext:value-type="float">
            <text:p>43.1442</text:p>
          </table:table-cell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3.136" calcext:value-type="float">
            <text:p>523.136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6.65" calcext:value-type="float">
            <text:p>526.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2.642" calcext:value-type="float">
            <text:p>522.642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14.086" calcext:value-type="float">
            <text:p>514.08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66.2504" calcext:value-type="float">
            <text:p>66.250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82.3969" calcext:value-type="float">
            <text:p>82.396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3.9004" calcext:value-type="float">
            <text:p>73.900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553" calcext:value-type="float">
            <text:p>82.553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8.8898" calcext:value-type="float">
            <text:p>68.889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7.07267" calcext:value-type="float">
            <text:p>7.07267</text:p>
          </table:table-cell>
          <table:table-cell table:number-columns-repeated="2" office:value-type="float" office:value="285" calcext:value-type="float">
            <text:p>285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2.708" calcext:value-type="float">
            <text:p>522.7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13.98" calcext:value-type="float">
            <text:p>13.98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60.0822" calcext:value-type="float">
            <text:p>60.082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26.6799" calcext:value-type="float">
            <text:p>26.6799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20.7333" calcext:value-type="float">
            <text:p>20.7333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32.0895" calcext:value-type="float">
            <text:p>32.089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27.1425" calcext:value-type="float">
            <text:p>27.142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40.3142" calcext:value-type="float">
            <text:p>40.314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31.613" calcext:value-type="float">
            <text:p>31.613</text:p>
          </table:table-cell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26.842" calcext:value-type="float">
            <text:p>526.8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7.6394" calcext:value-type="float">
            <text:p>57.639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8.7396" calcext:value-type="float">
            <text:p>58.739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0.8338" calcext:value-type="float">
            <text:p>50.8338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48.7417" calcext:value-type="float">
            <text:p>48.7417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8.5219" calcext:value-type="float">
            <text:p>58.52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57.0113" calcext:value-type="float">
            <text:p>57.0113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58.2604" calcext:value-type="float">
            <text:p>58.260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5.8973" calcext:value-type="float">
            <text:p>55.8973</text:p>
          </table:table-cell>
          <table:table-cell office:value-type="float" office:value="285" calcext:value-type="float">
            <text:p>28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29.275" calcext:value-type="float">
            <text:p>529.2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8.0087" calcext:value-type="float">
            <text:p>58.0087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8.9935" calcext:value-type="float">
            <text:p>58.993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6.8592" calcext:value-type="float">
            <text:p>56.859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7.6114" calcext:value-type="float">
            <text:p>57.6114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64.4049" calcext:value-type="float">
            <text:p>64.404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3.0008" calcext:value-type="float">
            <text:p>63.0008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3.9035" calcext:value-type="float">
            <text:p>63.903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497.039" calcext:value-type="float">
            <text:p>497.039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31.885" calcext:value-type="float">
            <text:p>531.8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17.12" calcext:value-type="float">
            <text:p>517.12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494.672" calcext:value-type="float">
            <text:p>494.67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66.1273" calcext:value-type="float">
            <text:p>66.1273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82.6137" calcext:value-type="float">
            <text:p>82.6137</text:p>
          </table:table-cell>
          <table:table-cell office:value-type="float" office:value="184" calcext:value-type="float">
            <text:p>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3.6774" calcext:value-type="float">
            <text:p>73.6774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2458" calcext:value-type="float">
            <text:p>82.245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7.7663" calcext:value-type="float">
            <text:p>67.7663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7.10193" calcext:value-type="float">
            <text:p>7.10193</text:p>
          </table:table-cell>
          <table:table-cell table:number-columns-repeated="2"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39.357" calcext:value-type="float">
            <text:p>539.3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14.0395" calcext:value-type="float">
            <text:p>14.0395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60.2857" calcext:value-type="float">
            <text:p>60.285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1.4587" calcext:value-type="float">
            <text:p>11.4587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9.74712" calcext:value-type="float">
            <text:p>9.74712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6.4844" calcext:value-type="float">
            <text:p>16.4844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16.7721" calcext:value-type="float">
            <text:p>16.772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19.51" calcext:value-type="float">
            <text:p>19.5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33.0111" calcext:value-type="float">
            <text:p>33.0111</text:p>
          </table:table-cell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14.794" calcext:value-type="float">
            <text:p>514.7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9.4308" calcext:value-type="float">
            <text:p>59.4308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9.8475" calcext:value-type="float">
            <text:p>59.847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2.7524" calcext:value-type="float">
            <text:p>32.7524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1.2833" calcext:value-type="float">
            <text:p>31.2833</text:p>
          </table:table-cell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41.0282" calcext:value-type="float">
            <text:p>41.0282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45.3559" calcext:value-type="float">
            <text:p>45.3559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45.8376" calcext:value-type="float">
            <text:p>45.8376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9.8534" calcext:value-type="float">
            <text:p>59.8534</text:p>
          </table:table-cell>
          <table:table-cell office:value-type="float" office:value="285" calcext:value-type="float">
            <text:p>28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30.33" calcext:value-type="float">
            <text:p>530.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9.8823" calcext:value-type="float">
            <text:p>59.8823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60.0055" calcext:value-type="float">
            <text:p>60.005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44.1352" calcext:value-type="float">
            <text:p>44.1352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45.5525" calcext:value-type="float">
            <text:p>45.5525</text:p>
          </table:table-cell>
          <table:table-cell office:value-type="float" office:value="184" calcext:value-type="float">
            <text:p>18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6.2236" calcext:value-type="float">
            <text:p>56.223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59.284" calcext:value-type="float">
            <text:p>59.28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54.65" calcext:value-type="float">
            <text:p>54.65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7.007" calcext:value-type="float">
            <text:p>517.007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2.96" calcext:value-type="float">
            <text:p>502.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7.978" calcext:value-type="float">
            <text:p>507.978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8.535" calcext:value-type="float">
            <text:p>518.53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6454" calcext:value-type="float">
            <text:p>66.64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6513" calcext:value-type="float">
            <text:p>82.65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4.1724" calcext:value-type="float">
            <text:p>74.17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2.6922" calcext:value-type="float">
            <text:p>82.69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7734" calcext:value-type="float">
            <text:p>67.77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.06372" calcext:value-type="float">
            <text:p>7.0637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7.798" calcext:value-type="float">
            <text:p>507.7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3.9686" calcext:value-type="float">
            <text:p>13.9686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60.6459" calcext:value-type="float">
            <text:p>60.645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5.8718" calcext:value-type="float">
            <text:p>65.87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1.3748" calcext:value-type="float">
            <text:p>81.37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2.8366" calcext:value-type="float">
            <text:p>72.83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1.6519" calcext:value-type="float">
            <text:p>81.65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409" calcext:value-type="float">
            <text:p>67.4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3.5466" calcext:value-type="float">
            <text:p>33.5466</text:p>
          </table:table-cell>
          <table:table-cell office:value-type="float" office:value="284" calcext:value-type="float">
            <text:p>2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18.652" calcext:value-type="float">
            <text:p>518.6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60.3082" calcext:value-type="float">
            <text:p>60.3082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9.5892" calcext:value-type="float">
            <text:p>59.589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65.6071" calcext:value-type="float">
            <text:p>65.60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81.0937" calcext:value-type="float">
            <text:p>81.09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72.6395" calcext:value-type="float">
            <text:p>72.63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80.4789" calcext:value-type="float">
            <text:p>80.47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66.8582" calcext:value-type="float">
            <text:p>66.85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9426" calcext:value-type="float">
            <text:p>59.9426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24.779" calcext:value-type="float">
            <text:p>524.7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60.1336" calcext:value-type="float">
            <text:p>60.1336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60.2681" calcext:value-type="float">
            <text:p>60.268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5.3302" calcext:value-type="float">
            <text:p>65.33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81.0557" calcext:value-type="float">
            <text:p>81.05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72.1777" calcext:value-type="float">
            <text:p>72.17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81.0062" calcext:value-type="float">
            <text:p>81.00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66.9421" calcext:value-type="float">
            <text:p>66.94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73.966" calcext:value-type="float">
            <text:p>473.966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73.018" calcext:value-type="float">
            <text:p>473.0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90.862" calcext:value-type="float">
            <text:p>490.862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90.342" calcext:value-type="float">
            <text:p>490.34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5.9374" calcext:value-type="float">
            <text:p>65.93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81.854" calcext:value-type="float">
            <text:p>81.85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558" calcext:value-type="float">
            <text:p>73.5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1.938" calcext:value-type="float">
            <text:p>81.9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7.5614" calcext:value-type="float">
            <text:p>67.561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7.07641" calcext:value-type="float">
            <text:p>7.07641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74.051" calcext:value-type="float">
            <text:p>474.0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64.64" calcext:value-type="float">
            <text:p>64.6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5.7812" calcext:value-type="float">
            <text:p>65.78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2628" calcext:value-type="float">
            <text:p>73.26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2.4131" calcext:value-type="float">
            <text:p>82.41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6.541" calcext:value-type="float">
            <text:p>66.5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33.5214" calcext:value-type="float">
            <text:p>33.5214</text:p>
          </table:table-cell>
          <table:table-cell office:value-type="float" office:value="288" calcext:value-type="float">
            <text:p>28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491.771" calcext:value-type="float">
            <text:p>491.7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3.8759" calcext:value-type="float">
            <text:p>63.8759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3.9969" calcext:value-type="float">
            <text:p>63.996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65.4882" calcext:value-type="float">
            <text:p>65.48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80.8962" calcext:value-type="float">
            <text:p>80.896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70.9538" calcext:value-type="float">
            <text:p>70.95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81.5756" calcext:value-type="float">
            <text:p>81.57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67.3246" calcext:value-type="float">
            <text:p>67.32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0772" calcext:value-type="float">
            <text:p>64.0772</text:p>
          </table:table-cell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474.286" calcext:value-type="float">
            <text:p>474.2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3.9554" calcext:value-type="float">
            <text:p>63.9554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1382" calcext:value-type="float">
            <text:p>64.138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65.9849" calcext:value-type="float">
            <text:p>65.98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81.418" calcext:value-type="float">
            <text:p>81.4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72.5198" calcext:value-type="float">
            <text:p>72.51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81.1849" calcext:value-type="float">
            <text:p>81.18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66.6773" calcext:value-type="float">
            <text:p>66.67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79.668" calcext:value-type="float">
            <text:p>479.668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510.291" calcext:value-type="float">
            <text:p>510.2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91.944" calcext:value-type="float">
            <text:p>491.944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86.669" calcext:value-type="float">
            <text:p>486.66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6.0963" calcext:value-type="float">
            <text:p>66.09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82.2763" calcext:value-type="float">
            <text:p>82.27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4495" calcext:value-type="float">
            <text:p>73.44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1.7191" calcext:value-type="float">
            <text:p>81.71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8.6902" calcext:value-type="float">
            <text:p>68.69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7.10161" calcext:value-type="float">
            <text:p>7.10161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73.65" calcext:value-type="float">
            <text:p>473.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14.007" calcext:value-type="float">
            <text:p>14.007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64.5208" calcext:value-type="float">
            <text:p>64.520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5.8082" calcext:value-type="float">
            <text:p>65.80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81.6347" calcext:value-type="float">
            <text:p>81.63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3933" calcext:value-type="float">
            <text:p>73.39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2.0843" calcext:value-type="float">
            <text:p>82.08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7.688" calcext:value-type="float">
            <text:p>67.6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33.6046" calcext:value-type="float">
            <text:p>33.6046</text:p>
          </table:table-cell>
          <table:table-cell office:value-type="float" office:value="288" calcext:value-type="float">
            <text:p>28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481.875" calcext:value-type="float">
            <text:p>481.8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3.1361" calcext:value-type="float">
            <text:p>63.1361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3.5735" calcext:value-type="float">
            <text:p>63.573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65.6637" calcext:value-type="float">
            <text:p>65.66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80.7339" calcext:value-type="float">
            <text:p>80.73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72.1243" calcext:value-type="float">
            <text:p>72.12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80.3789" calcext:value-type="float">
            <text:p>80.37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66.9647" calcext:value-type="float">
            <text:p>66.96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3479" calcext:value-type="float">
            <text:p>64.3479</text:p>
          </table:table-cell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492.928" calcext:value-type="float">
            <text:p>492.9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2729" calcext:value-type="float">
            <text:p>64.2729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2533" calcext:value-type="float">
            <text:p>64.253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65.9949" calcext:value-type="float">
            <text:p>65.99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81.3171" calcext:value-type="float">
            <text:p>81.31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71.8558" calcext:value-type="float">
            <text:p>71.85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80.2813" calcext:value-type="float">
            <text:p>80.28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66.8772" calcext:value-type="float">
            <text:p>66.87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508.802" calcext:value-type="float">
            <text:p>508.802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81.156" calcext:value-type="float">
            <text:p>481.1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87.711" calcext:value-type="float">
            <text:p>487.711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96.625" calcext:value-type="float">
            <text:p>496.62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5.9746" calcext:value-type="float">
            <text:p>65.9746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81.809" calcext:value-type="float">
            <text:p>81.809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6166" calcext:value-type="float">
            <text:p>73.616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1.9127" calcext:value-type="float">
            <text:p>81.912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7.5651" calcext:value-type="float">
            <text:p>67.565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7.07614" calcext:value-type="float">
            <text:p>7.07614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58.128" calcext:value-type="float">
            <text:p>458.1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13.9485" calcext:value-type="float">
            <text:p>13.948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64.7508" calcext:value-type="float">
            <text:p>64.750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23.9778" calcext:value-type="float">
            <text:p>23.9778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24.5795" calcext:value-type="float">
            <text:p>24.5795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28.3909" calcext:value-type="float">
            <text:p>28.3909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24.6702" calcext:value-type="float">
            <text:p>24.6702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24.3094" calcext:value-type="float">
            <text:p>24.309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33.6783" calcext:value-type="float">
            <text:p>33.6783</text:p>
          </table:table-cell>
          <table:table-cell office:value-type="float" office:value="288" calcext:value-type="float">
            <text:p>28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512.299" calcext:value-type="float">
            <text:p>512.2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4.2875" calcext:value-type="float">
            <text:p>64.2875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4.2085" calcext:value-type="float">
            <text:p>64.208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49.9261" calcext:value-type="float">
            <text:p>49.9261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54.5246" calcext:value-type="float">
            <text:p>54.5246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56.1866" calcext:value-type="float">
            <text:p>56.1866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54.1827" calcext:value-type="float">
            <text:p>54.1827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49.3086" calcext:value-type="float">
            <text:p>49.3086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2737" calcext:value-type="float">
            <text:p>64.2737</text:p>
          </table:table-cell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497.913" calcext:value-type="float">
            <text:p>497.9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3485" calcext:value-type="float">
            <text:p>64.3485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305" calcext:value-type="float">
            <text:p>64.30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58.4047" calcext:value-type="float">
            <text:p>58.4047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65.4381" calcext:value-type="float">
            <text:p>65.4381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63.1093" calcext:value-type="float">
            <text:p>63.109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64.3976" calcext:value-type="float">
            <text:p>64.3976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57.7589" calcext:value-type="float">
            <text:p>57.7589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500.937" calcext:value-type="float">
            <text:p>500.937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88.032" calcext:value-type="float">
            <text:p>488.0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504.148" calcext:value-type="float">
            <text:p>504.148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76.708" calcext:value-type="float">
            <text:p>476.70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5.8772" calcext:value-type="float">
            <text:p>65.87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82.0203" calcext:value-type="float">
            <text:p>82.0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3761" calcext:value-type="float">
            <text:p>73.37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1.9261" calcext:value-type="float">
            <text:p>81.92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7.9858" calcext:value-type="float">
            <text:p>67.985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7.08467" calcext:value-type="float">
            <text:p>7.08467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66.402" calcext:value-type="float">
            <text:p>466.4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13.9732" calcext:value-type="float">
            <text:p>13.9732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64.692" calcext:value-type="float">
            <text:p>64.69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5.791" calcext:value-type="float">
            <text:p>65.7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81.7508" calcext:value-type="float">
            <text:p>81.7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4017" calcext:value-type="float">
            <text:p>73.40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2.0297" calcext:value-type="float">
            <text:p>82.02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7.5319" calcext:value-type="float">
            <text:p>67.53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33.5898" calcext:value-type="float">
            <text:p>33.5898</text:p>
          </table:table-cell>
          <table:table-cell office:value-type="float" office:value="288" calcext:value-type="float">
            <text:p>28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483.872" calcext:value-type="float">
            <text:p>483.8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4.1369" calcext:value-type="float">
            <text:p>64.1369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3.9294" calcext:value-type="float">
            <text:p>63.929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65.9638" calcext:value-type="float">
            <text:p>65.96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80.6494" calcext:value-type="float">
            <text:p>80.64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72.6066" calcext:value-type="float">
            <text:p>72.60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80.7079" calcext:value-type="float">
            <text:p>80.70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66.7274" calcext:value-type="float">
            <text:p>66.72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2526" calcext:value-type="float">
            <text:p>64.2526</text:p>
          </table:table-cell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471.802" calcext:value-type="float">
            <text:p>471.8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1886" calcext:value-type="float">
            <text:p>64.1886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3.7245" calcext:value-type="float">
            <text:p>63.724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65.7203" calcext:value-type="float">
            <text:p>65.7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80.9957" calcext:value-type="float">
            <text:p>80.99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72.3436" calcext:value-type="float">
            <text:p>72.34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81.0123" calcext:value-type="float">
            <text:p>81.01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67.0085" calcext:value-type="float">
            <text:p>67.00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320.291" calcext:value-type="float">
            <text:p>320.291</text:p>
          </table:table-cell>
          <table:table-cell office:value-type="float" office:value="910" calcext:value-type="float">
            <text:p>9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318.242" calcext:value-type="float">
            <text:p>318.2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319.648" calcext:value-type="float">
            <text:p>319.648</text:p>
          </table:table-cell>
          <table:table-cell office:value-type="float" office:value="455" calcext:value-type="float">
            <text:p>4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321.401" calcext:value-type="float">
            <text:p>321.40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09" calcext:value-type="float">
            <text:p>909</text:p>
          </table:table-cell>
          <table:table-cell office:value-type="float" office:value="43.6015" calcext:value-type="float">
            <text:p>43.6015</text:p>
          </table:table-cell>
          <table:table-cell office:value-type="float" office:value="589" calcext:value-type="float">
            <text:p>5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09" calcext:value-type="float">
            <text:p>909</text:p>
          </table:table-cell>
          <table:table-cell office:value-type="float" office:value="49.6385" calcext:value-type="float">
            <text:p>49.6385</text:p>
          </table:table-cell>
          <table:table-cell office:value-type="float" office:value="589" calcext:value-type="float">
            <text:p>5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09" calcext:value-type="float">
            <text:p>909</text:p>
          </table:table-cell>
          <table:table-cell office:value-type="float" office:value="46.3229" calcext:value-type="float">
            <text:p>46.3229</text:p>
          </table:table-cell>
          <table:table-cell office:value-type="float" office:value="550" calcext:value-type="float">
            <text:p>5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08" calcext:value-type="float">
            <text:p>908</text:p>
          </table:table-cell>
          <table:table-cell office:value-type="float" office:value="49.4005" calcext:value-type="float">
            <text:p>49.4005</text:p>
          </table:table-cell>
          <table:table-cell office:value-type="float" office:value="543" calcext:value-type="float">
            <text:p>5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08" calcext:value-type="float">
            <text:p>908</text:p>
          </table:table-cell>
          <table:table-cell office:value-type="float" office:value="44.5088" calcext:value-type="float">
            <text:p>44.5088</text:p>
          </table:table-cell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4.3304" calcext:value-type="float">
            <text:p>4.3304</text:p>
          </table:table-cell>
          <table:table-cell table:number-columns-repeated="2" office:value-type="float" office:value="910" calcext:value-type="float">
            <text:p>910</text:p>
          </table:table-cell>
          <table:table-cell table:number-columns-repeated="2"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325.345" calcext:value-type="float">
            <text:p>325.3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8.55762" calcext:value-type="float">
            <text:p>8.55762</text:p>
          </table:table-cell>
          <table:table-cell table:number-columns-repeated="2" office:value-type="float" office:value="455" calcext:value-type="float">
            <text:p>455</text:p>
          </table:table-cell>
          <table:table-cell table:number-columns-repeated="2"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38.269" calcext:value-type="float">
            <text:p>38.269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09" calcext:value-type="float">
            <text:p>909</text:p>
          </table:table-cell>
          <table:table-cell office:value-type="float" office:value="5.88014" calcext:value-type="float">
            <text:p>5.88014</text:p>
          </table:table-cell>
          <table:table-cell table:number-columns-repeated="2" office:value-type="float" office:value="589" calcext:value-type="float">
            <text:p>589</text:p>
          </table:table-cell>
          <table:table-cell table:number-columns-repeated="2"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09" calcext:value-type="float">
            <text:p>909</text:p>
          </table:table-cell>
          <table:table-cell office:value-type="float" office:value="5.92514" calcext:value-type="float">
            <text:p>5.92514</text:p>
          </table:table-cell>
          <table:table-cell table:number-columns-repeated="2" office:value-type="float" office:value="589" calcext:value-type="float">
            <text:p>589</text:p>
          </table:table-cell>
          <table:table-cell table:number-columns-repeated="2"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09" calcext:value-type="float">
            <text:p>909</text:p>
          </table:table-cell>
          <table:table-cell office:value-type="float" office:value="6.27116" calcext:value-type="float">
            <text:p>6.27116</text:p>
          </table:table-cell>
          <table:table-cell table:number-columns-repeated="2" office:value-type="float" office:value="550" calcext:value-type="float">
            <text:p>550</text:p>
          </table:table-cell>
          <table:table-cell table:number-columns-repeated="2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08" calcext:value-type="float">
            <text:p>908</text:p>
          </table:table-cell>
          <table:table-cell office:value-type="float" office:value="6.35564" calcext:value-type="float">
            <text:p>6.35564</text:p>
          </table:table-cell>
          <table:table-cell table:number-columns-repeated="2" office:value-type="float" office:value="543" calcext:value-type="float">
            <text:p>543</text:p>
          </table:table-cell>
          <table:table-cell table:number-columns-repeated="2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08" calcext:value-type="float">
            <text:p>908</text:p>
          </table:table-cell>
          <table:table-cell office:value-type="float" office:value="6.88764" calcext:value-type="float">
            <text:p>6.88764</text:p>
          </table:table-cell>
          <table:table-cell table:number-columns-repeated="2" office:value-type="float" office:value="490" calcext:value-type="float">
            <text:p>490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10" calcext:value-type="float">
            <text:p>910</text:p>
          </table:table-cell>
          <table:table-cell office:value-type="float" office:value="19.0121" calcext:value-type="float">
            <text:p>19.0121</text:p>
          </table:table-cell>
          <table:table-cell office:value-type="float" office:value="910" calcext:value-type="float">
            <text:p>910</text:p>
          </table:table-cell>
          <table:table-cell office:value-type="float" office:value="182" calcext:value-type="float">
            <text:p>18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10" calcext:value-type="float">
            <text:p>910</text:p>
          </table:table-cell>
          <table:table-cell office:value-type="float" office:value="331.072" calcext:value-type="float">
            <text:p>331.0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10" calcext:value-type="float">
            <text:p>910</text:p>
          </table:table-cell>
          <table:table-cell office:value-type="float" office:value="35.7845" calcext:value-type="float">
            <text:p>35.7845</text:p>
          </table:table-cell>
          <table:table-cell office:value-type="float" office:value="455" calcext:value-type="float">
            <text:p>45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10" calcext:value-type="float">
            <text:p>910</text:p>
          </table:table-cell>
          <table:table-cell office:value-type="float" office:value="37.3048" calcext:value-type="float">
            <text:p>37.3048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09" calcext:value-type="float">
            <text:p>909</text:p>
          </table:table-cell>
          <table:table-cell office:value-type="float" office:value="17.8884" calcext:value-type="float">
            <text:p>17.8884</text:p>
          </table:table-cell>
          <table:table-cell office:value-type="float" office:value="589" calcext:value-type="float">
            <text:p>58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09" calcext:value-type="float">
            <text:p>909</text:p>
          </table:table-cell>
          <table:table-cell office:value-type="float" office:value="18.5507" calcext:value-type="float">
            <text:p>18.5507</text:p>
          </table:table-cell>
          <table:table-cell office:value-type="float" office:value="589" calcext:value-type="float">
            <text:p>589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09" calcext:value-type="float">
            <text:p>909</text:p>
          </table:table-cell>
          <table:table-cell office:value-type="float" office:value="18.9573" calcext:value-type="float">
            <text:p>18.9573</text:p>
          </table:table-cell>
          <table:table-cell office:value-type="float" office:value="550" calcext:value-type="float">
            <text:p>55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08" calcext:value-type="float">
            <text:p>908</text:p>
          </table:table-cell>
          <table:table-cell office:value-type="float" office:value="19.6037" calcext:value-type="float">
            <text:p>19.6037</text:p>
          </table:table-cell>
          <table:table-cell office:value-type="float" office:value="543" calcext:value-type="float">
            <text:p>54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08" calcext:value-type="float">
            <text:p>908</text:p>
          </table:table-cell>
          <table:table-cell office:value-type="float" office:value="20.4182" calcext:value-type="float">
            <text:p>20.4182</text:p>
          </table:table-cell>
          <table:table-cell office:value-type="float" office:value="490" calcext:value-type="float">
            <text:p>4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10" calcext:value-type="float">
            <text:p>910</text:p>
          </table:table-cell>
          <table:table-cell office:value-type="float" office:value="33.4158" calcext:value-type="float">
            <text:p>33.4158</text:p>
          </table:table-cell>
          <table:table-cell office:value-type="float" office:value="910" calcext:value-type="float">
            <text:p>910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10" calcext:value-type="float">
            <text:p>910</text:p>
          </table:table-cell>
          <table:table-cell office:value-type="float" office:value="326.998" calcext:value-type="float">
            <text:p>326.9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10" calcext:value-type="float">
            <text:p>910</text:p>
          </table:table-cell>
          <table:table-cell office:value-type="float" office:value="35.8086" calcext:value-type="float">
            <text:p>35.8086</text:p>
          </table:table-cell>
          <table:table-cell office:value-type="float" office:value="455" calcext:value-type="float">
            <text:p>455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10" calcext:value-type="float">
            <text:p>910</text:p>
          </table:table-cell>
          <table:table-cell office:value-type="float" office:value="37.2613" calcext:value-type="float">
            <text:p>37.261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09" calcext:value-type="float">
            <text:p>909</text:p>
          </table:table-cell>
          <table:table-cell office:value-type="float" office:value="24.5247" calcext:value-type="float">
            <text:p>24.5247</text:p>
          </table:table-cell>
          <table:table-cell office:value-type="float" office:value="589" calcext:value-type="float">
            <text:p>58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09" calcext:value-type="float">
            <text:p>909</text:p>
          </table:table-cell>
          <table:table-cell office:value-type="float" office:value="25.5552" calcext:value-type="float">
            <text:p>25.5552</text:p>
          </table:table-cell>
          <table:table-cell office:value-type="float" office:value="589" calcext:value-type="float">
            <text:p>58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09" calcext:value-type="float">
            <text:p>909</text:p>
          </table:table-cell>
          <table:table-cell office:value-type="float" office:value="25.9255" calcext:value-type="float">
            <text:p>25.9255</text:p>
          </table:table-cell>
          <table:table-cell office:value-type="float" office:value="550" calcext:value-type="float">
            <text:p>5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08" calcext:value-type="float">
            <text:p>908</text:p>
          </table:table-cell>
          <table:table-cell office:value-type="float" office:value="26.6735" calcext:value-type="float">
            <text:p>26.6735</text:p>
          </table:table-cell>
          <table:table-cell office:value-type="float" office:value="543" calcext:value-type="float">
            <text:p>54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08" calcext:value-type="float">
            <text:p>908</text:p>
          </table:table-cell>
          <table:table-cell office:value-type="float" office:value="27.216" calcext:value-type="float">
            <text:p>27.216</text:p>
          </table:table-cell>
          <table:table-cell office:value-type="float" office:value="490" calcext:value-type="float">
            <text:p>49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 style:data-style-name="N2" text:time-value="22:00:16.145155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2T22:54:02.614527850</dc:date>
    <meta:editing-duration>PT1H28M36S</meta:editing-duration>
    <meta:editing-cycles>21</meta:editing-cycles>
    <meta:generator>LibreOffice/5.1.6.2$Linux_X86_64 LibreOffice_project/10m0$Build-2</meta:generator>
    <meta:document-statistic meta:table-count="3" meta:cell-count="5990" meta:object-count="0"/>
  </office:meta>
</office:document-meta>
</file>